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ny" svg:font-family="Tiny" style:font-pitch="variable"/>
    <style:font-face style:name="UnTaza" svg:font-family="UnTaz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191cm" style:rel-column-width="675*"/>
    </style:style>
    <style:style style:name="Table2.B" style:family="table-column">
      <style:table-column-properties style:column-width="0.817cm" style:rel-column-width="463*"/>
    </style:style>
    <style:style style:name="Table2.C" style:family="table-column">
      <style:table-column-properties style:column-width="0.903cm" style:rel-column-width="512*"/>
    </style:style>
    <style:style style:name="Table2.D" style:family="table-column">
      <style:table-column-properties style:column-width="14.09cm" style:rel-column-width="798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1.699cm" style:rel-column-width="963*"/>
    </style:style>
    <style:style style:name="Table1.B" style:family="table-column">
      <style:table-column-properties style:column-width="1.7cm" style:rel-column-width="964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7cm" style:rel-column-width="655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J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011cm" style:rel-column-width="573*"/>
    </style:style>
    <style:style style:name="Table4.B" style:family="table-column">
      <style:table-column-properties style:column-width="15.99cm" style:rel-column-width="906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298cm" style:rel-column-width="736*"/>
    </style:style>
    <style:style style:name="Table5.B" style:family="table-column">
      <style:table-column-properties style:column-width="15.702cm" style:rel-column-width="890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nTaza" fo:font-size="3pt" style:font-size-asian="3pt" style:font-size-complex="3pt"/>
    </style:style>
    <style:style style:name="P2" style:family="paragraph" style:parent-style-name="Standard">
      <style:text-properties style:font-name="UnTaza" fo:font-size="3pt" officeooo:paragraph-rsid="0021da4d" style:font-size-asian="3pt" style:font-size-complex="3pt"/>
    </style:style>
    <style:style style:name="P3" style:family="paragraph" style:parent-style-name="Standard">
      <style:text-properties style:font-name="UnTaza" fo:font-size="3pt" officeooo:paragraph-rsid="0022f63b" style:font-size-asian="3pt" style:font-size-complex="3pt"/>
    </style:style>
    <style:style style:name="P4" style:family="paragraph" style:parent-style-name="Standard">
      <style:text-properties style:font-name="UnTaza" fo:font-size="12pt" officeooo:paragraph-rsid="0022f63b" style:font-size-asian="12pt" style:font-size-complex="12pt"/>
    </style:style>
    <style:style style:name="P5" style:family="paragraph" style:parent-style-name="Standard">
      <style:text-properties style:font-name="UnTaza" fo:font-size="12pt" officeooo:paragraph-rsid="002535d5" style:font-size-asian="12pt" style:font-size-complex="12pt"/>
    </style:style>
    <style:style style:name="P6" style:family="paragraph" style:parent-style-name="Standard">
      <style:paragraph-properties fo:break-before="page"/>
      <style:text-properties style:font-name="UnTaza" fo:font-size="3pt" officeooo:paragraph-rsid="0021da4d" style:font-size-asian="3pt" style:font-size-complex="3pt"/>
    </style:style>
    <style:style style:name="P7" style:family="paragraph" style:parent-style-name="Standard">
      <style:paragraph-properties fo:break-before="page"/>
      <style:text-properties style:font-name="UnTaza" fo:font-size="3pt" officeooo:paragraph-rsid="0022f63b" style:font-size-asian="3pt" style:font-size-complex="3pt"/>
    </style:style>
    <style:style style:name="P8" style:family="paragraph" style:parent-style-name="Standard">
      <style:paragraph-properties fo:break-before="page"/>
      <style:text-properties style:font-name="UnTaza" fo:font-size="12pt" officeooo:paragraph-rsid="0022f63b" style:font-size-asian="12pt" style:font-size-complex="12pt"/>
    </style:style>
    <style:style style:name="P9" style:family="paragraph" style:parent-style-name="Standard">
      <style:paragraph-properties fo:break-before="page"/>
      <style:text-properties style:font-name="UnTaza" fo:font-size="12pt" officeooo:paragraph-rsid="002535d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ny" fo:font-size="20pt" officeooo:rsid="001642b2" officeooo:paragraph-rsid="001642b2" style:font-size-asian="20pt" style:font-size-complex="20pt"/>
    </style:style>
    <style:style style:name="P11" style:family="paragraph" style:parent-style-name="Table_20_Contents">
      <style:paragraph-properties fo:text-align="center" style:justify-single-word="false"/>
      <style:text-properties style:font-name="Tiny" fo:font-size="20pt" style:font-size-asian="20pt" style:font-size-complex="20pt"/>
    </style:style>
    <style:style style:name="P12" style:family="paragraph" style:parent-style-name="Table_20_Contents">
      <style:paragraph-properties fo:text-align="center" style:justify-single-word="false"/>
      <style:text-properties fo:font-size="16pt" fo:font-weight="bold" officeooo:rsid="001642b2" officeooo:paragraph-rsid="001642b2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style:font-name="UnTaza" fo:font-size="12pt" officeooo:paragraph-rsid="00241c50" style:font-size-asian="10.5pt" style:font-size-complex="12pt"/>
    </style:style>
    <style:style style:name="P15" style:family="paragraph" style:parent-style-name="Table_20_Contents">
      <style:text-properties fo:color="#000000" style:font-name="UnTaza" fo:letter-spacing="0.247cm" officeooo:rsid="0016ef0d" officeooo:paragraph-rsid="0016ef0d" style:font-size-asian="10.5pt"/>
    </style:style>
    <style:style style:name="P16" style:family="paragraph" style:parent-style-name="Table_20_Contents">
      <style:text-properties fo:color="#000000" style:font-name="UnTaza" fo:letter-spacing="0.247cm" officeooo:rsid="0016ef0d" officeooo:paragraph-rsid="00198157" style:font-size-asian="10.5pt"/>
    </style:style>
    <style:style style:name="P17" style:family="paragraph" style:parent-style-name="Table_20_Contents">
      <style:text-properties fo:color="#000000" style:font-name="UnTaza" fo:letter-spacing="0.247cm" officeooo:rsid="0016ef0d" officeooo:paragraph-rsid="001a88c3" style:font-size-asian="10.5pt"/>
    </style:style>
    <style:style style:name="P18" style:family="paragraph" style:parent-style-name="Table_20_Contents">
      <style:text-properties fo:color="#000000" style:font-name="UnTaza" fo:letter-spacing="0.247cm" officeooo:rsid="0016ef0d" officeooo:paragraph-rsid="001b5b20" style:font-size-asian="10.5pt"/>
    </style:style>
    <style:style style:name="P19" style:family="paragraph" style:parent-style-name="Table_20_Contents">
      <style:text-properties fo:color="#000000" style:font-name="UnTaza" fo:letter-spacing="0.247cm" officeooo:rsid="0016ef0d" officeooo:paragraph-rsid="001c5b39" style:font-size-asian="10.5pt"/>
    </style:style>
    <style:style style:name="P20" style:family="paragraph" style:parent-style-name="Table_20_Contents">
      <style:text-properties fo:color="#000000" style:font-name="UnTaza" fo:letter-spacing="0.106cm" officeooo:rsid="0016ef0d" officeooo:paragraph-rsid="0016ef0d" style:font-size-asian="10.5pt"/>
    </style:style>
    <style:style style:name="P21" style:family="paragraph" style:parent-style-name="Table_20_Contents">
      <style:text-properties fo:color="#000000" style:font-name="UnTaza" fo:letter-spacing="0.106cm" officeooo:rsid="0016ef0d" officeooo:paragraph-rsid="001a88c3" style:font-size-asian="10.5pt"/>
    </style:style>
    <style:style style:name="P22" style:family="paragraph" style:parent-style-name="Table_20_Contents">
      <style:text-properties fo:color="#000000" style:font-name="UnTaza" fo:letter-spacing="0.106cm" officeooo:rsid="0016ef0d" officeooo:paragraph-rsid="001b5b20" style:font-size-asian="10.5pt"/>
    </style:style>
    <style:style style:name="P23" style:family="paragraph" style:parent-style-name="Table_20_Contents">
      <style:text-properties fo:color="#000000" style:font-name="UnTaza" fo:letter-spacing="0.106cm" officeooo:rsid="0016ef0d" officeooo:paragraph-rsid="0022f63b" style:font-size-asian="10.5pt"/>
    </style:style>
    <style:style style:name="P24" style:family="paragraph" style:parent-style-name="Table_20_Contents">
      <style:text-properties fo:color="#000000" style:font-name="UnTaza" fo:font-size="12pt" fo:letter-spacing="0.106cm" officeooo:rsid="0016ef0d" officeooo:paragraph-rsid="0016ef0d" style:font-size-asian="12pt" style:font-size-complex="12pt"/>
    </style:style>
    <style:style style:name="P25" style:family="paragraph" style:parent-style-name="Table_20_Contents">
      <style:text-properties fo:color="#000000" style:font-name="UnTaza" fo:font-size="12pt" fo:letter-spacing="0.106cm" officeooo:rsid="0016ef0d" officeooo:paragraph-rsid="001c5b39" style:font-size-asian="12pt" style:font-size-complex="12pt"/>
    </style:style>
    <style:style style:name="P26" style:family="paragraph" style:parent-style-name="Table_20_Contents">
      <style:text-properties fo:color="#000000" style:font-name="UnTaza" fo:font-size="12pt" fo:letter-spacing="0.106cm" officeooo:rsid="0016ef0d" officeooo:paragraph-rsid="00198157" style:font-size-asian="12pt" style:font-size-complex="12pt"/>
    </style:style>
    <style:style style:name="P27" style:family="paragraph" style:parent-style-name="Table_20_Contents">
      <style:text-properties fo:color="#000000" style:font-name="UnTaza" fo:font-size="12pt" fo:letter-spacing="0.106cm" officeooo:rsid="0016ef0d" officeooo:paragraph-rsid="0022f63b" style:font-size-asian="12pt" style:font-size-complex="12pt"/>
    </style:style>
    <style:style style:name="P28" style:family="paragraph" style:parent-style-name="Table_20_Contents">
      <style:text-properties officeooo:paragraph-rsid="0022f6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32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15">.....</text:p>
            <text:p text:style-name="P15">.....</text:p>
            <text:p text:style-name="P15">.....</text:p>
            <text:p text:style-name="P15">..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33</text:p>
          </table:table-cell>
          <table:table-cell table:style-name="Table2.A2" office:value-type="string">
            <text:p text:style-name="P12">!</text:p>
          </table:table-cell>
          <table:table-cell table:style-name="Table2.A2" office:value-type="string">
            <text:p text:style-name="P10">!</text:p>
          </table:table-cell>
          <table:table-cell table:style-name="Table2.D2" office:value-type="string">
            <text:p text:style-name="P15">.#...</text:p>
            <text:p text:style-name="P15">.#...</text:p>
            <text:p text:style-name="P15">.#...</text:p>
            <text:p text:style-name="P15">.....</text:p>
            <text:p text:style-name="P15">.#...</text:p>
          </table:table-cell>
        </table:table-row>
        <table:table-row>
          <table:table-cell table:style-name="Table2.A2" office:value-type="string">
            <text:p text:style-name="P12">34</text:p>
          </table:table-cell>
          <table:table-cell table:style-name="Table2.A2" office:value-type="string">
            <text:p text:style-name="P12">"</text:p>
          </table:table-cell>
          <table:table-cell table:style-name="Table2.A2" office:value-type="string">
            <text:p text:style-name="P10">"</text:p>
          </table:table-cell>
          <table:table-cell table:style-name="Table2.D2" office:value-type="string">
            <text:p text:style-name="P15">#.#..</text:p>
            <text:p text:style-name="P15">#.#..</text:p>
            <text:p text:style-name="P15">.....</text:p>
            <text:p text:style-name="P15">..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35</text:p>
          </table:table-cell>
          <table:table-cell table:style-name="Table2.A2" office:value-type="string">
            <text:p text:style-name="P12">#</text:p>
          </table:table-cell>
          <table:table-cell table:style-name="Table2.A2" office:value-type="string">
            <text:p text:style-name="P10">#</text:p>
          </table:table-cell>
          <table:table-cell table:style-name="Table2.D2" office:value-type="string">
            <text:p text:style-name="P15">#.#..</text:p>
            <text:p text:style-name="P15">####.</text:p>
            <text:p text:style-name="P15">#.#..</text:p>
            <text:p text:style-name="P15">####.</text:p>
            <text:p text:style-name="P15">#.#..</text:p>
          </table:table-cell>
        </table:table-row>
        <table:table-row>
          <table:table-cell table:style-name="Table2.A2" office:value-type="string">
            <text:p text:style-name="P12">36</text:p>
          </table:table-cell>
          <table:table-cell table:style-name="Table2.A2" office:value-type="string">
            <text:p text:style-name="P12">$</text:p>
          </table:table-cell>
          <table:table-cell table:style-name="Table2.A2" office:value-type="string">
            <text:p text:style-name="P10">$</text:p>
          </table:table-cell>
          <table:table-cell table:style-name="Table2.D2" office:value-type="string">
            <text:p text:style-name="P15">.##..</text:p>
            <text:p text:style-name="P15">##'#.</text:p>
            <text:p text:style-name="P15">.##..</text:p>
            <text:p text:style-name="P15">#.##</text:p>
            <text:p text:style-name="P15">.##..</text:p>
          </table:table-cell>
        </table:table-row>
        <table:table-row>
          <table:table-cell table:style-name="Table2.A2" office:value-type="string">
            <text:p text:style-name="P12">37</text:p>
          </table:table-cell>
          <table:table-cell table:style-name="Table2.A2" office:value-type="string">
            <text:p text:style-name="P12">%</text:p>
          </table:table-cell>
          <table:table-cell table:style-name="Table2.A2" office:value-type="string">
            <text:p text:style-name="P10">%</text:p>
          </table:table-cell>
          <table:table-cell table:style-name="Table2.D2" office:value-type="string">
            <text:p text:style-name="P15">#..#.</text:p>
            <text:p text:style-name="P15">..#..</text:p>
            <text:p text:style-name="P15">.#...</text:p>
            <text:p text:style-name="P15">#..#.</text:p>
            <text:p text:style-name="P15">.....</text:p>
          </table:table-cell>
        </table:table-row>
        <table:table-row>
          <table:table-cell table:style-name="Table2.A2" office:value-type="string">
            <text:p text:style-name="P12">38</text:p>
          </table:table-cell>
          <table:table-cell table:style-name="Table2.A2" office:value-type="string">
            <text:p text:style-name="P12">&amp;</text:p>
          </table:table-cell>
          <table:table-cell table:style-name="Table2.A2" office:value-type="string">
            <text:p text:style-name="P10">&amp;</text:p>
          </table:table-cell>
          <table:table-cell table:style-name="Table2.D2" office:value-type="string">
            <text:p text:style-name="P15">.##..</text:p>
            <text:p text:style-name="P15">.#...</text:p>
            <text:p text:style-name="P15">#..#.</text:p>
            <text:p text:style-name="P15">.##..</text:p>
            <text:p text:style-name="P15">.....</text:p>
          </table:table-cell>
        </table:table-row>
        <table:table-row>
          <table:table-cell table:style-name="Table2.A2" office:value-type="string">
            <text:p text:style-name="P12">39</text:p>
          </table:table-cell>
          <table:table-cell table:style-name="Table2.A2" office:value-type="string">
            <text:p text:style-name="P12">'</text:p>
          </table:table-cell>
          <table:table-cell table:style-name="Table2.A2" office:value-type="string">
            <text:p text:style-name="P10">'</text:p>
          </table:table-cell>
          <table:table-cell table:style-name="Table2.D2" office:value-type="string">
            <text:p text:style-name="P15">#....</text:p>
            <text:p text:style-name="P15">#....</text:p>
            <text:p text:style-name="P15">.....</text:p>
            <text:p text:style-name="P15">..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40</text:p>
          </table:table-cell>
          <table:table-cell table:style-name="Table2.A2" office:value-type="string">
            <text:p text:style-name="P12">(</text:p>
          </table:table-cell>
          <table:table-cell table:style-name="Table2.A2" office:value-type="string">
            <text:p text:style-name="P10">(</text:p>
          </table:table-cell>
          <table:table-cell table:style-name="Table2.D2" office:value-type="string">
            <text:p text:style-name="P15">...#.</text:p>
            <text:p text:style-name="P15">..#..</text:p>
            <text:p text:style-name="P15">..#..</text:p>
            <text:p text:style-name="P15">..#..</text:p>
            <text:p text:style-name="P15">...#.</text:p>
          </table:table-cell>
        </table:table-row>
        <table:table-row>
          <table:table-cell table:style-name="Table2.A2" office:value-type="string">
            <text:p text:style-name="P12">41</text:p>
          </table:table-cell>
          <table:table-cell table:style-name="Table2.A2" office:value-type="string">
            <text:p text:style-name="P12">)</text:p>
          </table:table-cell>
          <table:table-cell table:style-name="Table2.A2" office:value-type="string">
            <text:p text:style-name="P10">)</text:p>
          </table:table-cell>
          <table:table-cell table:style-name="Table2.D2" office:value-type="string">
            <text:p text:style-name="P15">#....</text:p>
            <text:p text:style-name="P15">.#...</text:p>
            <text:p text:style-name="P15">.#...</text:p>
            <text:p text:style-name="P15">.#...</text:p>
            <text:p text:style-name="P15">#....</text:p>
          </table:table-cell>
        </table:table-row>
        <text:soft-page-break/>
        <table:table-row>
          <table:table-cell table:style-name="Table2.A2" office:value-type="string">
            <text:p text:style-name="P12">42</text:p>
          </table:table-cell>
          <table:table-cell table:style-name="Table2.A2" office:value-type="string">
            <text:p text:style-name="P13">*</text:p>
          </table:table-cell>
          <table:table-cell table:style-name="Table2.A2" office:value-type="string">
            <text:p text:style-name="P11">*</text:p>
          </table:table-cell>
          <table:table-cell table:style-name="Table2.D2" office:value-type="string">
            <text:p text:style-name="P15">.....</text:p>
            <text:p text:style-name="P15">#.#..</text:p>
            <text:p text:style-name="P15">.#...</text:p>
            <text:p text:style-name="P15">#.#..</text:p>
            <text:p text:style-name="P15">.....</text:p>
          </table:table-cell>
        </table:table-row>
        <table:table-row>
          <table:table-cell table:style-name="Table2.A2" office:value-type="string">
            <text:p text:style-name="P12">43</text:p>
          </table:table-cell>
          <table:table-cell table:style-name="Table2.A2" office:value-type="string">
            <text:p text:style-name="P12">+</text:p>
          </table:table-cell>
          <table:table-cell table:style-name="Table2.A2" office:value-type="string">
            <text:p text:style-name="P10">+</text:p>
          </table:table-cell>
          <table:table-cell table:style-name="Table2.D2" office:value-type="string">
            <text:p text:style-name="P15">.....</text:p>
            <text:p text:style-name="P15">.#...</text:p>
            <text:p text:style-name="P15">###..</text:p>
            <text:p text:style-name="P15">.#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44</text:p>
          </table:table-cell>
          <table:table-cell table:style-name="Table2.A2" office:value-type="string">
            <text:p text:style-name="P12">,</text:p>
          </table:table-cell>
          <table:table-cell table:style-name="Table2.A2" office:value-type="string">
            <text:p text:style-name="P10">,</text:p>
          </table:table-cell>
          <table:table-cell table:style-name="Table2.D2" office:value-type="string">
            <text:p text:style-name="P15">.....</text:p>
            <text:p text:style-name="P15">.....</text:p>
            <text:p text:style-name="P15">.....</text:p>
            <text:p text:style-name="P15">.#...</text:p>
            <text:p text:style-name="P15">.#...</text:p>
          </table:table-cell>
        </table:table-row>
        <table:table-row>
          <table:table-cell table:style-name="Table2.A2" office:value-type="string">
            <text:p text:style-name="P12">45</text:p>
          </table:table-cell>
          <table:table-cell table:style-name="Table2.A2" office:value-type="string">
            <text:p text:style-name="P12">-</text:p>
          </table:table-cell>
          <table:table-cell table:style-name="Table2.A2" office:value-type="string">
            <text:p text:style-name="P10">-</text:p>
          </table:table-cell>
          <table:table-cell table:style-name="Table2.D2" office:value-type="string">
            <text:p text:style-name="P15">.....</text:p>
            <text:p text:style-name="P15">.....</text:p>
            <text:p text:style-name="P15">###..</text:p>
            <text:p text:style-name="P15">..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46</text:p>
          </table:table-cell>
          <table:table-cell table:style-name="Table2.A2" office:value-type="string">
            <text:p text:style-name="P12">.</text:p>
          </table:table-cell>
          <table:table-cell table:style-name="Table2.A2" office:value-type="string">
            <text:p text:style-name="P10">.</text:p>
          </table:table-cell>
          <table:table-cell table:style-name="Table2.D2" office:value-type="string">
            <text:p text:style-name="P15">.....</text:p>
            <text:p text:style-name="P15">.....</text:p>
            <text:p text:style-name="P15">.....</text:p>
            <text:p text:style-name="P15">.#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47</text:p>
          </table:table-cell>
          <table:table-cell table:style-name="Table2.A2" office:value-type="string">
            <text:p text:style-name="P12">/</text:p>
          </table:table-cell>
          <table:table-cell table:style-name="Table2.A2" office:value-type="string">
            <text:p text:style-name="P10">/</text:p>
          </table:table-cell>
          <table:table-cell table:style-name="Table2.D2" office:value-type="string">
            <text:p text:style-name="P19">..#..</text:p>
            <text:p text:style-name="P19">..#..</text:p>
            <text:p text:style-name="P19">.#...</text:p>
            <text:p text:style-name="P19">#....</text:p>
            <text:p text:style-name="P19">#....</text:p>
          </table:table-cell>
        </table:table-row>
        <table:table-row>
          <table:table-cell table:style-name="Table2.A2" office:value-type="string">
            <text:p text:style-name="P12">48</text:p>
          </table:table-cell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0">0</text:p>
          </table:table-cell>
          <table:table-cell table:style-name="Table2.D2" office:value-type="string">
            <text:p text:style-name="P15">.#...</text:p>
            <text:p text:style-name="P15">#.#..</text:p>
            <text:p text:style-name="P15">#.#..</text:p>
            <text:p text:style-name="P15">#.#..</text:p>
            <text:p text:style-name="P15">.#...</text:p>
          </table:table-cell>
        </table:table-row>
        <table:table-row>
          <table:table-cell table:style-name="Table2.A2" office:value-type="string">
            <text:p text:style-name="P12">49</text:p>
          </table:table-cell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0">1</text:p>
          </table:table-cell>
          <table:table-cell table:style-name="Table2.D2" office:value-type="string">
            <text:p text:style-name="P15">.#...</text:p>
            <text:p text:style-name="P15">##...</text:p>
            <text:p text:style-name="P15">.#...</text:p>
            <text:p text:style-name="P15">.#...</text:p>
            <text:p text:style-name="P15">.#...</text:p>
          </table:table-cell>
        </table:table-row>
        <table:table-row>
          <table:table-cell table:style-name="Table2.A2" office:value-type="string">
            <text:p text:style-name="P12">50</text:p>
          </table:table-cell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10">2</text:p>
          </table:table-cell>
          <table:table-cell table:style-name="Table2.D2" office:value-type="string">
            <text:p text:style-name="P16">###..</text:p>
            <text:p text:style-name="P16">...#.</text:p>
            <text:p text:style-name="P16">.##..</text:p>
            <text:p text:style-name="P16">#....</text:p>
            <text:p text:style-name="P16">####.</text:p>
          </table:table-cell>
        </table:table-row>
        <table:table-row>
          <table:table-cell table:style-name="Table2.A2" office:value-type="string">
            <text:p text:style-name="P12">51</text:p>
          </table:table-cell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10">3</text:p>
          </table:table-cell>
          <table:table-cell table:style-name="Table2.D2" office:value-type="string">
            <text:p text:style-name="P15">####.</text:p>
            <text:p text:style-name="P15">...#.</text:p>
            <text:p text:style-name="P15">..#..</text:p>
            <text:p text:style-name="P15">#..#.</text:p>
            <text:p text:style-name="P15">.##..</text:p>
            <text:p text:style-name="P15"/>
            <text:p text:style-name="P15"/>
          </table:table-cell>
        </table:table-row>
        <text:soft-page-break/>
        <table:table-row>
          <table:table-cell table:style-name="Table2.A2" office:value-type="string">
            <text:p text:style-name="P12">52</text:p>
          </table:table-cell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0">4</text:p>
          </table:table-cell>
          <table:table-cell table:style-name="Table2.D2" office:value-type="string">
            <text:p text:style-name="P15">#....</text:p>
            <text:p text:style-name="P15">#.#..</text:p>
            <text:p text:style-name="P15">#.#..</text:p>
            <text:p text:style-name="P15">####.</text:p>
            <text:p text:style-name="P15">..#..</text:p>
          </table:table-cell>
        </table:table-row>
        <table:table-row>
          <table:table-cell table:style-name="Table2.A2" office:value-type="string">
            <text:p text:style-name="P12">53</text:p>
          </table:table-cell>
          <table:table-cell table:style-name="Table2.A2" office:value-type="string">
            <text:p text:style-name="P12">5</text:p>
          </table:table-cell>
          <table:table-cell table:style-name="Table2.A2" office:value-type="string">
            <text:p text:style-name="P10">5</text:p>
          </table:table-cell>
          <table:table-cell table:style-name="Table2.D2" office:value-type="string">
            <text:p text:style-name="P16">####.</text:p>
            <text:p text:style-name="P16">#....</text:p>
            <text:p text:style-name="P16">.##..</text:p>
            <text:p text:style-name="P16">...#.</text:p>
            <text:p text:style-name="P16">###..</text:p>
          </table:table-cell>
        </table:table-row>
        <table:table-row>
          <table:table-cell table:style-name="Table2.A2" office:value-type="string">
            <text:p text:style-name="P12">54</text:p>
          </table:table-cell>
          <table:table-cell table:style-name="Table2.A2" office:value-type="string">
            <text:p text:style-name="P12">6</text:p>
          </table:table-cell>
          <table:table-cell table:style-name="Table2.A2" office:value-type="string">
            <text:p text:style-name="P10">6</text:p>
          </table:table-cell>
          <table:table-cell table:style-name="Table2.D2" office:value-type="string">
            <text:p text:style-name="P16">.###.</text:p>
            <text:p text:style-name="P16">#....</text:p>
            <text:p text:style-name="P16">###..</text:p>
            <text:p text:style-name="P16">#..#.</text:p>
            <text:p text:style-name="P16">###..</text:p>
          </table:table-cell>
        </table:table-row>
        <table:table-row>
          <table:table-cell table:style-name="Table2.A2" office:value-type="string">
            <text:p text:style-name="P12">55</text:p>
          </table:table-cell>
          <table:table-cell table:style-name="Table2.A2" office:value-type="string">
            <text:p text:style-name="P12">7</text:p>
          </table:table-cell>
          <table:table-cell table:style-name="Table2.A2" office:value-type="string">
            <text:p text:style-name="P10">7</text:p>
          </table:table-cell>
          <table:table-cell table:style-name="Table2.D2" office:value-type="string">
            <text:p text:style-name="P15">####.</text:p>
            <text:p text:style-name="P15">...#.</text:p>
            <text:p text:style-name="P15">..#..</text:p>
            <text:p text:style-name="P15">.#...</text:p>
            <text:p text:style-name="P15">.#...</text:p>
          </table:table-cell>
        </table:table-row>
        <table:table-row>
          <table:table-cell table:style-name="Table2.A2" office:value-type="string">
            <text:p text:style-name="P12">56</text:p>
          </table:table-cell>
          <table:table-cell table:style-name="Table2.A2" office:value-type="string">
            <text:p text:style-name="P12">8</text:p>
          </table:table-cell>
          <table:table-cell table:style-name="Table2.A2" office:value-type="string">
            <text:p text:style-name="P10">8</text:p>
          </table:table-cell>
          <table:table-cell table:style-name="Table2.D2" office:value-type="string">
            <text:p text:style-name="P16">.##..</text:p>
            <text:p text:style-name="P16">#..#.</text:p>
            <text:p text:style-name="P16">.##..</text:p>
            <text:p text:style-name="P16">#..#.</text:p>
            <text:p text:style-name="P16">.##..</text:p>
          </table:table-cell>
        </table:table-row>
        <table:table-row>
          <table:table-cell table:style-name="Table2.A2" office:value-type="string">
            <text:p text:style-name="P12">57</text:p>
          </table:table-cell>
          <table:table-cell table:style-name="Table2.A2" office:value-type="string">
            <text:p text:style-name="P12">9</text:p>
          </table:table-cell>
          <table:table-cell table:style-name="Table2.A2" office:value-type="string">
            <text:p text:style-name="P10">9</text:p>
          </table:table-cell>
          <table:table-cell table:style-name="Table2.D2" office:value-type="string">
            <text:p text:style-name="P16">.###.</text:p>
            <text:p text:style-name="P16">#..#.</text:p>
            <text:p text:style-name="P16">.###.</text:p>
            <text:p text:style-name="P16">...#.</text:p>
            <text:p text:style-name="P16">...#.</text:p>
            <text:p text:style-name="P16"/>
          </table:table-cell>
        </table:table-row>
        <table:table-row>
          <table:table-cell table:style-name="Table2.A2" office:value-type="string">
            <text:p text:style-name="P12">58</text:p>
          </table:table-cell>
          <table:table-cell table:style-name="Table2.A2" office:value-type="string">
            <text:p text:style-name="P13">:</text:p>
          </table:table-cell>
          <table:table-cell table:style-name="Table2.A2" office:value-type="string">
            <text:p text:style-name="P11">:</text:p>
          </table:table-cell>
          <table:table-cell table:style-name="Table2.D2" office:value-type="string">
            <text:p text:style-name="P15">.....</text:p>
            <text:p text:style-name="P15">.#...</text:p>
            <text:p text:style-name="P15">.....</text:p>
            <text:p text:style-name="P15">.#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59</text:p>
          </table:table-cell>
          <table:table-cell table:style-name="Table2.A2" office:value-type="string">
            <text:p text:style-name="P13">;</text:p>
          </table:table-cell>
          <table:table-cell table:style-name="Table2.A2" office:value-type="string">
            <text:p text:style-name="P11">;</text:p>
          </table:table-cell>
          <table:table-cell table:style-name="Table2.D2" office:value-type="string">
            <text:p text:style-name="P15">.....</text:p>
            <text:p text:style-name="P15">.#...</text:p>
            <text:p text:style-name="P15">.....</text:p>
            <text:p text:style-name="P15">.#...</text:p>
            <text:p text:style-name="P15">.#...</text:p>
          </table:table-cell>
        </table:table-row>
        <table:table-row>
          <table:table-cell table:style-name="Table2.A2" office:value-type="string">
            <text:p text:style-name="P12">60</text:p>
          </table:table-cell>
          <table:table-cell table:style-name="Table2.A2" office:value-type="string">
            <text:p text:style-name="P12">&lt;</text:p>
          </table:table-cell>
          <table:table-cell table:style-name="Table2.A2" office:value-type="string">
            <text:p text:style-name="P10">&lt;</text:p>
          </table:table-cell>
          <table:table-cell table:style-name="Table2.D2" office:value-type="string">
            <text:p text:style-name="P15">...#.</text:p>
            <text:p text:style-name="P15">..#..</text:p>
            <text:p text:style-name="P15">.#...</text:p>
            <text:p text:style-name="P15">..#..</text:p>
            <text:p text:style-name="P15">...#.</text:p>
          </table:table-cell>
        </table:table-row>
        <table:table-row>
          <table:table-cell table:style-name="Table2.A2" office:value-type="string">
            <text:p text:style-name="P12">61</text:p>
          </table:table-cell>
          <table:table-cell table:style-name="Table2.A2" office:value-type="string">
            <text:p text:style-name="P12">=</text:p>
          </table:table-cell>
          <table:table-cell table:style-name="Table2.A2" office:value-type="string">
            <text:p text:style-name="P10">=</text:p>
          </table:table-cell>
          <table:table-cell table:style-name="Table2.D2" office:value-type="string">
            <text:p text:style-name="P15">.....</text:p>
            <text:p text:style-name="P15">###..</text:p>
            <text:p text:style-name="P15">.....</text:p>
            <text:p text:style-name="P15">###.. ------------------</text:p>
            <text:p text:style-name="P15">.....</text:p>
            <text:p text:style-name="P15"/>
          </table:table-cell>
        </table:table-row>
        <text:soft-page-break/>
        <table:table-row>
          <table:table-cell table:style-name="Table2.A2" office:value-type="string">
            <text:p text:style-name="P12">62</text:p>
          </table:table-cell>
          <table:table-cell table:style-name="Table2.A2" office:value-type="string">
            <text:p text:style-name="P12">&gt;</text:p>
          </table:table-cell>
          <table:table-cell table:style-name="Table2.A2" office:value-type="string">
            <text:p text:style-name="P10">&gt;</text:p>
          </table:table-cell>
          <table:table-cell table:style-name="Table2.D2" office:value-type="string">
            <text:p text:style-name="P15">.#...</text:p>
            <text:p text:style-name="P15">..#..</text:p>
            <text:p text:style-name="P15">...#.</text:p>
            <text:p text:style-name="P15">..#..</text:p>
            <text:p text:style-name="P15">.#...</text:p>
          </table:table-cell>
        </table:table-row>
        <table:table-row>
          <table:table-cell table:style-name="Table2.A2" office:value-type="string">
            <text:p text:style-name="P12">63</text:p>
          </table:table-cell>
          <table:table-cell table:style-name="Table2.A2" office:value-type="string">
            <text:p text:style-name="P13">?</text:p>
          </table:table-cell>
          <table:table-cell table:style-name="Table2.A2" office:value-type="string">
            <text:p text:style-name="P11">?</text:p>
          </table:table-cell>
          <table:table-cell table:style-name="Table2.D2" office:value-type="string">
            <text:p text:style-name="P15">.##..</text:p>
            <text:p text:style-name="P15">#..#.</text:p>
            <text:p text:style-name="P15">..#..</text:p>
            <text:p text:style-name="P15">.....</text:p>
            <text:p text:style-name="P15">.##..</text:p>
          </table:table-cell>
        </table:table-row>
        <table:table-row>
          <table:table-cell table:style-name="Table2.A2" office:value-type="string">
            <text:p text:style-name="P12">64</text:p>
          </table:table-cell>
          <table:table-cell table:style-name="Table2.A2" office:value-type="string">
            <text:p text:style-name="P12">@</text:p>
          </table:table-cell>
          <table:table-cell table:style-name="Table2.A2" office:value-type="string">
            <text:p text:style-name="P10">@</text:p>
          </table:table-cell>
          <table:table-cell table:style-name="Table2.D2" office:value-type="string">
            <text:p text:style-name="P15">.###.</text:p>
            <text:p text:style-name="P15">#.##.</text:p>
            <text:p text:style-name="P15">#.##.</text:p>
            <text:p text:style-name="P15">#....</text:p>
            <text:p text:style-name="P15">.##..</text:p>
          </table:table-cell>
        </table:table-row>
        <table:table-row>
          <table:table-cell table:style-name="Table2.A2" office:value-type="string">
            <text:p text:style-name="P12">65</text:p>
          </table:table-cell>
          <table:table-cell table:style-name="Table2.A2" office:value-type="string">
            <text:p text:style-name="P12">A</text:p>
          </table:table-cell>
          <table:table-cell table:style-name="Table2.A2" office:value-type="string">
            <text:p text:style-name="P10">A</text:p>
          </table:table-cell>
          <table:table-cell table:style-name="Table2.D2" office:value-type="string">
            <text:p text:style-name="P15">.##..</text:p>
            <text:p text:style-name="P15">#..#.</text:p>
            <text:p text:style-name="P15">#..#.</text:p>
            <text:p text:style-name="P15">####.</text:p>
            <text:p text:style-name="P15">#..#.</text:p>
          </table:table-cell>
        </table:table-row>
        <table:table-row>
          <table:table-cell table:style-name="Table2.A2" office:value-type="string">
            <text:p text:style-name="P12">66</text:p>
          </table:table-cell>
          <table:table-cell table:style-name="Table2.A2" office:value-type="string">
            <text:p text:style-name="P12">B</text:p>
          </table:table-cell>
          <table:table-cell table:style-name="Table2.A2" office:value-type="string">
            <text:p text:style-name="P10">B</text:p>
          </table:table-cell>
          <table:table-cell table:style-name="Table2.D2" office:value-type="string">
            <text:p text:style-name="P15">###..</text:p>
            <text:p text:style-name="P15">#..#.</text:p>
            <text:p text:style-name="P15">###..</text:p>
            <text:p text:style-name="P15">#..#.</text:p>
            <text:p text:style-name="P15">###..</text:p>
          </table:table-cell>
        </table:table-row>
        <table:table-row>
          <table:table-cell table:style-name="Table2.A2" office:value-type="string">
            <text:p text:style-name="P12">67</text:p>
          </table:table-cell>
          <table:table-cell table:style-name="Table2.A2" office:value-type="string">
            <text:p text:style-name="P12">C</text:p>
          </table:table-cell>
          <table:table-cell table:style-name="Table2.A2" office:value-type="string">
            <text:p text:style-name="P10">C</text:p>
          </table:table-cell>
          <table:table-cell table:style-name="Table2.D2" office:value-type="string">
            <text:p text:style-name="P15">.###.</text:p>
            <text:p text:style-name="P15">#....</text:p>
            <text:p text:style-name="P15">#....</text:p>
            <text:p text:style-name="P15">#....</text:p>
            <text:p text:style-name="P15">.###.</text:p>
          </table:table-cell>
        </table:table-row>
        <table:table-row>
          <table:table-cell table:style-name="Table2.A2" office:value-type="string">
            <text:p text:style-name="P12">68</text:p>
          </table:table-cell>
          <table:table-cell table:style-name="Table2.A2" office:value-type="string">
            <text:p text:style-name="P12">D</text:p>
          </table:table-cell>
          <table:table-cell table:style-name="Table2.A2" office:value-type="string">
            <text:p text:style-name="P10">D</text:p>
          </table:table-cell>
          <table:table-cell table:style-name="Table2.D2" office:value-type="string">
            <text:p text:style-name="P15">###..</text:p>
            <text:p text:style-name="P15">#..#.</text:p>
            <text:p text:style-name="P15">#..#.</text:p>
            <text:p text:style-name="P15">#..#.</text:p>
            <text:p text:style-name="P15">###..</text:p>
          </table:table-cell>
        </table:table-row>
        <table:table-row>
          <table:table-cell table:style-name="Table2.A2" office:value-type="string">
            <text:p text:style-name="P12">69</text:p>
          </table:table-cell>
          <table:table-cell table:style-name="Table2.A2" office:value-type="string">
            <text:p text:style-name="P12">E</text:p>
          </table:table-cell>
          <table:table-cell table:style-name="Table2.A2" office:value-type="string">
            <text:p text:style-name="P10">E</text:p>
          </table:table-cell>
          <table:table-cell table:style-name="Table2.D2" office:value-type="string">
            <text:p text:style-name="P15">####.</text:p>
            <text:p text:style-name="P15">#....</text:p>
            <text:p text:style-name="P15">###..</text:p>
            <text:p text:style-name="P15">#....</text:p>
            <text:p text:style-name="P15">####.</text:p>
          </table:table-cell>
        </table:table-row>
        <table:table-row>
          <table:table-cell table:style-name="Table2.A2" office:value-type="string">
            <text:p text:style-name="P12">70</text:p>
          </table:table-cell>
          <table:table-cell table:style-name="Table2.A2" office:value-type="string">
            <text:p text:style-name="P12">F</text:p>
          </table:table-cell>
          <table:table-cell table:style-name="Table2.A2" office:value-type="string">
            <text:p text:style-name="P10">F</text:p>
          </table:table-cell>
          <table:table-cell table:style-name="Table2.D2" office:value-type="string">
            <text:p text:style-name="P15">####.</text:p>
            <text:p text:style-name="P15">#....</text:p>
            <text:p text:style-name="P15">###..</text:p>
            <text:p text:style-name="P15">#....</text:p>
            <text:p text:style-name="P15">#....</text:p>
          </table:table-cell>
        </table:table-row>
        <table:table-row>
          <table:table-cell table:style-name="Table2.A2" office:value-type="string">
            <text:p text:style-name="P12">71</text:p>
          </table:table-cell>
          <table:table-cell table:style-name="Table2.A2" office:value-type="string">
            <text:p text:style-name="P12">G</text:p>
          </table:table-cell>
          <table:table-cell table:style-name="Table2.A2" office:value-type="string">
            <text:p text:style-name="P10">G</text:p>
          </table:table-cell>
          <table:table-cell table:style-name="Table2.D2" office:value-type="string">
            <text:p text:style-name="P15">.###.</text:p>
            <text:p text:style-name="P15">#....</text:p>
            <text:p text:style-name="P15">#.##.</text:p>
            <text:p text:style-name="P15">#..#.</text:p>
            <text:p text:style-name="P15">.###.</text:p>
            <text:p text:style-name="P15"/>
            <text:p text:style-name="P15"/>
          </table:table-cell>
        </table:table-row>
        <text:soft-page-break/>
        <table:table-row>
          <table:table-cell table:style-name="Table2.A2" office:value-type="string">
            <text:p text:style-name="P12">72</text:p>
          </table:table-cell>
          <table:table-cell table:style-name="Table2.A2" office:value-type="string">
            <text:p text:style-name="P12">H</text:p>
          </table:table-cell>
          <table:table-cell table:style-name="Table2.A2" office:value-type="string">
            <text:p text:style-name="P10">H</text:p>
          </table:table-cell>
          <table:table-cell table:style-name="Table2.D2" office:value-type="string">
            <text:p text:style-name="P15">#..#.</text:p>
            <text:p text:style-name="P15">#..#.</text:p>
            <text:p text:style-name="P15">####.</text:p>
            <text:p text:style-name="P15">#..#.</text:p>
            <text:p text:style-name="P15">#..#.</text:p>
          </table:table-cell>
        </table:table-row>
        <table:table-row>
          <table:table-cell table:style-name="Table2.A2" office:value-type="string">
            <text:p text:style-name="P12">73</text:p>
          </table:table-cell>
          <table:table-cell table:style-name="Table2.A2" office:value-type="string">
            <text:p text:style-name="P12">I</text:p>
          </table:table-cell>
          <table:table-cell table:style-name="Table2.A2" office:value-type="string">
            <text:p text:style-name="P10">I</text:p>
          </table:table-cell>
          <table:table-cell table:style-name="Table2.D2" office:value-type="string">
            <text:p text:style-name="P15">###..</text:p>
            <text:p text:style-name="P15">.#...</text:p>
            <text:p text:style-name="P15">.#...</text:p>
            <text:p text:style-name="P15">.#...</text:p>
            <text:p text:style-name="P15">###..</text:p>
          </table:table-cell>
        </table:table-row>
        <table:table-row>
          <table:table-cell table:style-name="Table2.A2" office:value-type="string">
            <text:p text:style-name="P12">74</text:p>
          </table:table-cell>
          <table:table-cell table:style-name="Table2.A2" office:value-type="string">
            <text:p text:style-name="P12">J</text:p>
          </table:table-cell>
          <table:table-cell table:style-name="Table2.A2" office:value-type="string">
            <text:p text:style-name="P10">J</text:p>
          </table:table-cell>
          <table:table-cell table:style-name="Table2.D2" office:value-type="string">
            <text:p text:style-name="P15">####.</text:p>
            <text:p text:style-name="P15">...#.</text:p>
            <text:p text:style-name="P15">...#.</text:p>
            <text:p text:style-name="P15">#..#.</text:p>
            <text:p text:style-name="P15">.##..</text:p>
          </table:table-cell>
        </table:table-row>
        <table:table-row>
          <table:table-cell table:style-name="Table2.A2" office:value-type="string">
            <text:p text:style-name="P12">75</text:p>
          </table:table-cell>
          <table:table-cell table:style-name="Table2.A2" office:value-type="string">
            <text:p text:style-name="P12">K</text:p>
          </table:table-cell>
          <table:table-cell table:style-name="Table2.A2" office:value-type="string">
            <text:p text:style-name="P10">K</text:p>
          </table:table-cell>
          <table:table-cell table:style-name="Table2.D2" office:value-type="string">
            <text:p text:style-name="P15">#..#.</text:p>
            <text:p text:style-name="P15">#.#..</text:p>
            <text:p text:style-name="P15">##...</text:p>
            <text:p text:style-name="P15">#.#..</text:p>
            <text:p text:style-name="P15">#..#.</text:p>
          </table:table-cell>
        </table:table-row>
        <table:table-row>
          <table:table-cell table:style-name="Table2.A2" office:value-type="string">
            <text:p text:style-name="P12">76</text:p>
          </table:table-cell>
          <table:table-cell table:style-name="Table2.A2" office:value-type="string">
            <text:p text:style-name="P12">L</text:p>
          </table:table-cell>
          <table:table-cell table:style-name="Table2.A2" office:value-type="string">
            <text:p text:style-name="P10">L</text:p>
          </table:table-cell>
          <table:table-cell table:style-name="Table2.D2" office:value-type="string">
            <text:p text:style-name="P15">#....</text:p>
            <text:p text:style-name="P15">#....</text:p>
            <text:p text:style-name="P15">#....</text:p>
            <text:p text:style-name="P15">#....</text:p>
            <text:p text:style-name="P15">####.</text:p>
          </table:table-cell>
        </table:table-row>
        <table:table-row>
          <table:table-cell table:style-name="Table2.A2" office:value-type="string">
            <text:p text:style-name="P12">77</text:p>
          </table:table-cell>
          <table:table-cell table:style-name="Table2.A2" office:value-type="string">
            <text:p text:style-name="P12">M</text:p>
          </table:table-cell>
          <table:table-cell table:style-name="Table2.A2" office:value-type="string">
            <text:p text:style-name="P10">M</text:p>
          </table:table-cell>
          <table:table-cell table:style-name="Table2.D2" office:value-type="string">
            <text:p text:style-name="P17">#..#.</text:p>
            <text:p text:style-name="P17">####.</text:p>
            <text:p text:style-name="P17">####.</text:p>
            <text:p text:style-name="P17">#.##.</text:p>
            <text:p text:style-name="P17">#..#.</text:p>
          </table:table-cell>
        </table:table-row>
        <table:table-row>
          <table:table-cell table:style-name="Table2.A2" office:value-type="string">
            <text:p text:style-name="P12">78</text:p>
          </table:table-cell>
          <table:table-cell table:style-name="Table2.A2" office:value-type="string">
            <text:p text:style-name="P12">N</text:p>
          </table:table-cell>
          <table:table-cell table:style-name="Table2.A2" office:value-type="string">
            <text:p text:style-name="P10">N</text:p>
          </table:table-cell>
          <table:table-cell table:style-name="Table2.D2" office:value-type="string">
            <text:p text:style-name="P15">#..#.</text:p>
            <text:p text:style-name="P15">##.#.</text:p>
            <text:p text:style-name="P15">#.##.</text:p>
            <text:p text:style-name="P15">#.##.</text:p>
            <text:p text:style-name="P15">#..#.</text:p>
          </table:table-cell>
        </table:table-row>
        <table:table-row>
          <table:table-cell table:style-name="Table2.A2" office:value-type="string">
            <text:p text:style-name="P12">79</text:p>
          </table:table-cell>
          <table:table-cell table:style-name="Table2.A2" office:value-type="string">
            <text:p text:style-name="P12">O</text:p>
          </table:table-cell>
          <table:table-cell table:style-name="Table2.A2" office:value-type="string">
            <text:p text:style-name="P10">O</text:p>
          </table:table-cell>
          <table:table-cell table:style-name="Table2.D2" office:value-type="string">
            <text:p text:style-name="P15">.##..</text:p>
            <text:p text:style-name="P15">#..#.</text:p>
            <text:p text:style-name="P15">#..#.</text:p>
            <text:p text:style-name="P15">#..#.</text:p>
            <text:p text:style-name="P15">.##..</text:p>
          </table:table-cell>
        </table:table-row>
        <table:table-row>
          <table:table-cell table:style-name="Table2.A2" office:value-type="string">
            <text:p text:style-name="P12">80</text:p>
          </table:table-cell>
          <table:table-cell table:style-name="Table2.A2" office:value-type="string">
            <text:p text:style-name="P12">P</text:p>
          </table:table-cell>
          <table:table-cell table:style-name="Table2.A2" office:value-type="string">
            <text:p text:style-name="P10">P</text:p>
          </table:table-cell>
          <table:table-cell table:style-name="Table2.D2" office:value-type="string">
            <text:p text:style-name="P17">###..</text:p>
            <text:p text:style-name="P17">#..#.</text:p>
            <text:p text:style-name="P17">###..</text:p>
            <text:p text:style-name="P17">#....</text:p>
            <text:p text:style-name="P17">#....</text:p>
          </table:table-cell>
        </table:table-row>
        <table:table-row>
          <table:table-cell table:style-name="Table2.A2" office:value-type="string">
            <text:p text:style-name="P12">81</text:p>
          </table:table-cell>
          <table:table-cell table:style-name="Table2.A2" office:value-type="string">
            <text:p text:style-name="P12">Q</text:p>
          </table:table-cell>
          <table:table-cell table:style-name="Table2.A2" office:value-type="string">
            <text:p text:style-name="P10">Q</text:p>
          </table:table-cell>
          <table:table-cell table:style-name="Table2.D2" office:value-type="string">
            <text:p text:style-name="P15">.##..</text:p>
            <text:p text:style-name="P15">#..#.</text:p>
            <text:p text:style-name="P15">#..#.</text:p>
            <text:p text:style-name="P15">.##..</text:p>
            <text:p text:style-name="P15">..##.</text:p>
            <text:p text:style-name="P15"/>
            <text:p text:style-name="P15"/>
          </table:table-cell>
        </table:table-row>
        <text:soft-page-break/>
        <table:table-row>
          <table:table-cell table:style-name="Table2.A2" office:value-type="string">
            <text:p text:style-name="P12">82</text:p>
          </table:table-cell>
          <table:table-cell table:style-name="Table2.A2" office:value-type="string">
            <text:p text:style-name="P12">R</text:p>
          </table:table-cell>
          <table:table-cell table:style-name="Table2.A2" office:value-type="string">
            <text:p text:style-name="P10">R</text:p>
          </table:table-cell>
          <table:table-cell table:style-name="Table2.D2" office:value-type="string">
            <text:p text:style-name="P17">###..</text:p>
            <text:p text:style-name="P17">#..#.</text:p>
            <text:p text:style-name="P17">###..</text:p>
            <text:p text:style-name="P17">#..#.</text:p>
            <text:p text:style-name="P17">#..#.</text:p>
          </table:table-cell>
        </table:table-row>
        <table:table-row>
          <table:table-cell table:style-name="Table2.A2" office:value-type="string">
            <text:p text:style-name="P12">83</text:p>
          </table:table-cell>
          <table:table-cell table:style-name="Table2.A2" office:value-type="string">
            <text:p text:style-name="P12">S</text:p>
          </table:table-cell>
          <table:table-cell table:style-name="Table2.A2" office:value-type="string">
            <text:p text:style-name="P10">S</text:p>
          </table:table-cell>
          <table:table-cell table:style-name="Table2.D2" office:value-type="string">
            <text:p text:style-name="P15">.###.</text:p>
            <text:p text:style-name="P15">#....</text:p>
            <text:p text:style-name="P15">.##..</text:p>
            <text:p text:style-name="P15">...#.</text:p>
            <text:p text:style-name="P15">###..</text:p>
          </table:table-cell>
        </table:table-row>
        <table:table-row>
          <table:table-cell table:style-name="Table2.A2" office:value-type="string">
            <text:p text:style-name="P12">84</text:p>
          </table:table-cell>
          <table:table-cell table:style-name="Table2.A2" office:value-type="string">
            <text:p text:style-name="P12">T</text:p>
          </table:table-cell>
          <table:table-cell table:style-name="Table2.A2" office:value-type="string">
            <text:p text:style-name="P10">T</text:p>
          </table:table-cell>
          <table:table-cell table:style-name="Table2.D2" office:value-type="string">
            <text:p text:style-name="P15">.###.</text:p>
            <text:p text:style-name="P15">..#..</text:p>
            <text:p text:style-name="P15">..#..</text:p>
            <text:p text:style-name="P15">..#..</text:p>
            <text:p text:style-name="P15">..#..</text:p>
          </table:table-cell>
        </table:table-row>
        <table:table-row>
          <table:table-cell table:style-name="Table2.A2" office:value-type="string">
            <text:p text:style-name="P12">85</text:p>
          </table:table-cell>
          <table:table-cell table:style-name="Table2.A2" office:value-type="string">
            <text:p text:style-name="P12">U</text:p>
          </table:table-cell>
          <table:table-cell table:style-name="Table2.A2" office:value-type="string">
            <text:p text:style-name="P10">U</text:p>
          </table:table-cell>
          <table:table-cell table:style-name="Table2.D2" office:value-type="string">
            <text:p text:style-name="P15">#..#.</text:p>
            <text:p text:style-name="P15">#..#.</text:p>
            <text:p text:style-name="P15">#..#.</text:p>
            <text:p text:style-name="P15">#..#.</text:p>
            <text:p text:style-name="P15">.##..</text:p>
          </table:table-cell>
        </table:table-row>
        <table:table-row>
          <table:table-cell table:style-name="Table2.A2" office:value-type="string">
            <text:p text:style-name="P12">86</text:p>
          </table:table-cell>
          <table:table-cell table:style-name="Table2.A2" office:value-type="string">
            <text:p text:style-name="P12">V</text:p>
          </table:table-cell>
          <table:table-cell table:style-name="Table2.A2" office:value-type="string">
            <text:p text:style-name="P10">V</text:p>
          </table:table-cell>
          <table:table-cell table:style-name="Table2.D2" office:value-type="string">
            <text:p text:style-name="P15">#..#.</text:p>
            <text:p text:style-name="P15">#..#.</text:p>
            <text:p text:style-name="P15">#..#.</text:p>
            <text:p text:style-name="P15">#.#..</text:p>
            <text:p text:style-name="P15">.#...</text:p>
          </table:table-cell>
        </table:table-row>
        <table:table-row>
          <table:table-cell table:style-name="Table2.A2" office:value-type="string">
            <text:p text:style-name="P12">87</text:p>
          </table:table-cell>
          <table:table-cell table:style-name="Table2.A2" office:value-type="string">
            <text:p text:style-name="P12">W</text:p>
          </table:table-cell>
          <table:table-cell table:style-name="Table2.A2" office:value-type="string">
            <text:p text:style-name="P10">W</text:p>
          </table:table-cell>
          <table:table-cell table:style-name="Table2.D2" office:value-type="string">
            <text:p text:style-name="P18">#..#.</text:p>
            <text:p text:style-name="P18">#.##.</text:p>
            <text:p text:style-name="P18">####.</text:p>
            <text:p text:style-name="P18">####.</text:p>
            <text:p text:style-name="P18">#..#.</text:p>
          </table:table-cell>
        </table:table-row>
        <table:table-row>
          <table:table-cell table:style-name="Table2.A2" office:value-type="string">
            <text:p text:style-name="P12">88</text:p>
          </table:table-cell>
          <table:table-cell table:style-name="Table2.A2" office:value-type="string">
            <text:p text:style-name="P12">X</text:p>
          </table:table-cell>
          <table:table-cell table:style-name="Table2.A2" office:value-type="string">
            <text:p text:style-name="P10">X</text:p>
          </table:table-cell>
          <table:table-cell table:style-name="Table2.D2" office:value-type="string">
            <text:p text:style-name="P15">#..#.</text:p>
            <text:p text:style-name="P15">#..#.</text:p>
            <text:p text:style-name="P15">.##..</text:p>
            <text:p text:style-name="P15">#..#.</text:p>
            <text:p text:style-name="P15">#..#.</text:p>
          </table:table-cell>
        </table:table-row>
        <table:table-row>
          <table:table-cell table:style-name="Table2.A2" office:value-type="string">
            <text:p text:style-name="P12">89</text:p>
          </table:table-cell>
          <table:table-cell table:style-name="Table2.A2" office:value-type="string">
            <text:p text:style-name="P12">Y</text:p>
          </table:table-cell>
          <table:table-cell table:style-name="Table2.A2" office:value-type="string">
            <text:p text:style-name="P10">Y</text:p>
          </table:table-cell>
          <table:table-cell table:style-name="Table2.D2" office:value-type="string">
            <text:p text:style-name="P15">#..#.</text:p>
            <text:p text:style-name="P15">.#.#.</text:p>
            <text:p text:style-name="P15">..#..</text:p>
            <text:p text:style-name="P15">.#...</text:p>
            <text:p text:style-name="P15">#....</text:p>
          </table:table-cell>
        </table:table-row>
        <table:table-row>
          <table:table-cell table:style-name="Table2.A2" office:value-type="string">
            <text:p text:style-name="P12">90</text:p>
          </table:table-cell>
          <table:table-cell table:style-name="Table2.A2" office:value-type="string">
            <text:p text:style-name="P12">Z</text:p>
          </table:table-cell>
          <table:table-cell table:style-name="Table2.A2" office:value-type="string">
            <text:p text:style-name="P10">Z</text:p>
          </table:table-cell>
          <table:table-cell table:style-name="Table2.D2" office:value-type="string">
            <text:p text:style-name="P15">####.</text:p>
            <text:p text:style-name="P15">..#..</text:p>
            <text:p text:style-name="P15">.#..</text:p>
            <text:p text:style-name="P15">#....</text:p>
            <text:p text:style-name="P15">####.</text:p>
          </table:table-cell>
        </table:table-row>
        <table:table-row>
          <table:table-cell table:style-name="Table2.A2" office:value-type="string">
            <text:p text:style-name="P12">91</text:p>
          </table:table-cell>
          <table:table-cell table:style-name="Table2.A2" office:value-type="string">
            <text:p text:style-name="P12">[</text:p>
          </table:table-cell>
          <table:table-cell table:style-name="Table2.A2" office:value-type="string">
            <text:p text:style-name="P10">[</text:p>
          </table:table-cell>
          <table:table-cell table:style-name="Table2.D2" office:value-type="string">
            <text:p text:style-name="P15">..##.</text:p>
            <text:p text:style-name="P15">..#..</text:p>
            <text:p text:style-name="P15">..#..</text:p>
            <text:p text:style-name="P15">..#..</text:p>
            <text:p text:style-name="P15">..##.</text:p>
            <text:p text:style-name="P15"/>
            <text:p text:style-name="P15"/>
            <text:p text:style-name="P15"/>
          </table:table-cell>
        </table:table-row>
        <text:soft-page-break/>
        <table:table-row>
          <table:table-cell table:style-name="Table2.A2" office:value-type="string">
            <text:p text:style-name="P12">92</text:p>
          </table:table-cell>
          <table:table-cell table:style-name="Table2.A2" office:value-type="string">
            <text:p text:style-name="P12">\</text:p>
          </table:table-cell>
          <table:table-cell table:style-name="Table2.A2" office:value-type="string">
            <text:p text:style-name="P10">\</text:p>
          </table:table-cell>
          <table:table-cell table:style-name="Table2.D2" office:value-type="string">
            <text:p text:style-name="P15">.#...</text:p>
            <text:p text:style-name="P15">.#...</text:p>
            <text:p text:style-name="P15">..#..</text:p>
            <text:p text:style-name="P15">...#.</text:p>
            <text:p text:style-name="P15">...#.</text:p>
          </table:table-cell>
        </table:table-row>
        <table:table-row>
          <table:table-cell table:style-name="Table2.A2" office:value-type="string">
            <text:p text:style-name="P12">93</text:p>
          </table:table-cell>
          <table:table-cell table:style-name="Table2.A2" office:value-type="string">
            <text:p text:style-name="P12">]</text:p>
          </table:table-cell>
          <table:table-cell table:style-name="Table2.A2" office:value-type="string">
            <text:p text:style-name="P10">]</text:p>
          </table:table-cell>
          <table:table-cell table:style-name="Table2.D2" office:value-type="string">
            <text:p text:style-name="P15">##...</text:p>
            <text:p text:style-name="P15">.#...</text:p>
            <text:p text:style-name="P15">.#...</text:p>
            <text:p text:style-name="P15">.#...</text:p>
            <text:p text:style-name="P15">##...</text:p>
          </table:table-cell>
        </table:table-row>
        <table:table-row>
          <table:table-cell table:style-name="Table2.A2" office:value-type="string">
            <text:p text:style-name="P12">94</text:p>
          </table:table-cell>
          <table:table-cell table:style-name="Table2.A2" office:value-type="string">
            <text:p text:style-name="P12">^</text:p>
          </table:table-cell>
          <table:table-cell table:style-name="Table2.A2" office:value-type="string">
            <text:p text:style-name="P10">^</text:p>
          </table:table-cell>
          <table:table-cell table:style-name="Table2.D2" office:value-type="string">
            <text:p text:style-name="P15">.#...</text:p>
            <text:p text:style-name="P15">#.#..</text:p>
            <text:p text:style-name="P15">.....</text:p>
            <text:p text:style-name="P15">..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95</text:p>
          </table:table-cell>
          <table:table-cell table:style-name="Table2.A2" office:value-type="string">
            <text:p text:style-name="P12">_</text:p>
          </table:table-cell>
          <table:table-cell table:style-name="Table2.A2" office:value-type="string">
            <text:p text:style-name="P10">_</text:p>
          </table:table-cell>
          <table:table-cell table:style-name="Table2.D2" office:value-type="string">
            <text:p text:style-name="P15">.....</text:p>
            <text:p text:style-name="P15">.....</text:p>
            <text:p text:style-name="P15">.....</text:p>
            <text:p text:style-name="P15">.....</text:p>
            <text:p text:style-name="P15">####.</text:p>
          </table:table-cell>
        </table:table-row>
        <table:table-row>
          <table:table-cell table:style-name="Table2.A2" office:value-type="string">
            <text:p text:style-name="P12">96</text:p>
          </table:table-cell>
          <table:table-cell table:style-name="Table2.A2" office:value-type="string">
            <text:p text:style-name="P12">`</text:p>
          </table:table-cell>
          <table:table-cell table:style-name="Table2.A2" office:value-type="string">
            <text:p text:style-name="P10">`</text:p>
          </table:table-cell>
          <table:table-cell table:style-name="Table2.D2" office:value-type="string">
            <text:p text:style-name="P15">.#...</text:p>
            <text:p text:style-name="P15">..#..</text:p>
            <text:p text:style-name="P15">.....</text:p>
            <text:p text:style-name="P15">..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97</text:p>
          </table:table-cell>
          <table:table-cell table:style-name="Table2.A2" office:value-type="string">
            <text:p text:style-name="P12">a</text:p>
          </table:table-cell>
          <table:table-cell table:style-name="Table2.A2" office:value-type="string">
            <text:p text:style-name="P10">a</text:p>
          </table:table-cell>
          <table:table-cell table:style-name="Table2.D2" office:value-type="string">
            <text:p text:style-name="P15">.....</text:p>
            <text:p text:style-name="P15">.##..</text:p>
            <text:p text:style-name="P15">#.#..</text:p>
            <text:p text:style-name="P15">.##..</text:p>
            <text:p text:style-name="P15">.....</text:p>
          </table:table-cell>
        </table:table-row>
        <table:table-row>
          <table:table-cell table:style-name="Table2.A2" office:value-type="string">
            <text:p text:style-name="P12">98</text:p>
          </table:table-cell>
          <table:table-cell table:style-name="Table2.A2" office:value-type="string">
            <text:p text:style-name="P12">b</text:p>
          </table:table-cell>
          <table:table-cell table:style-name="Table2.A2" office:value-type="string">
            <text:p text:style-name="P10">b</text:p>
          </table:table-cell>
          <table:table-cell table:style-name="Table2.D2" office:value-type="string">
            <text:p text:style-name="P15">#....</text:p>
            <text:p text:style-name="P15">##...</text:p>
            <text:p text:style-name="P15">#.#..</text:p>
            <text:p text:style-name="P15">##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99</text:p>
          </table:table-cell>
          <table:table-cell table:style-name="Table2.A2" office:value-type="string">
            <text:p text:style-name="P12">c</text:p>
          </table:table-cell>
          <table:table-cell table:style-name="Table2.A2" office:value-type="string">
            <text:p text:style-name="P10">c</text:p>
          </table:table-cell>
          <table:table-cell table:style-name="Table2.D2" office:value-type="string">
            <text:p text:style-name="P15">.....</text:p>
            <text:p text:style-name="P15">.##..</text:p>
            <text:p text:style-name="P15">#....</text:p>
            <text:p text:style-name="P15">.##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00</text:p>
          </table:table-cell>
          <table:table-cell table:style-name="Table2.A2" office:value-type="string">
            <text:p text:style-name="P12">d</text:p>
          </table:table-cell>
          <table:table-cell table:style-name="Table2.A2" office:value-type="string">
            <text:p text:style-name="P10">d</text:p>
          </table:table-cell>
          <table:table-cell table:style-name="Table2.D2" office:value-type="string">
            <text:p text:style-name="P15">..#..</text:p>
            <text:p text:style-name="P15">.##..</text:p>
            <text:p text:style-name="P15">#.#..</text:p>
            <text:p text:style-name="P15">.##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01</text:p>
          </table:table-cell>
          <table:table-cell table:style-name="Table2.A2" office:value-type="string">
            <text:p text:style-name="P12">e</text:p>
          </table:table-cell>
          <table:table-cell table:style-name="Table2.A2" office:value-type="string">
            <text:p text:style-name="P10">e</text:p>
          </table:table-cell>
          <table:table-cell table:style-name="Table2.D2" office:value-type="string">
            <text:p text:style-name="P15">.....</text:p>
            <text:p text:style-name="P15">.##..</text:p>
            <text:p text:style-name="P15">##...</text:p>
            <text:p text:style-name="P15">.##..</text:p>
            <text:p text:style-name="P15">.....</text:p>
            <text:p text:style-name="P15"/>
            <text:p text:style-name="P15"/>
            <text:p text:style-name="P15"/>
          </table:table-cell>
        </table:table-row>
        <text:soft-page-break/>
        <table:table-row>
          <table:table-cell table:style-name="Table2.A2" office:value-type="string">
            <text:p text:style-name="P12">102</text:p>
          </table:table-cell>
          <table:table-cell table:style-name="Table2.A2" office:value-type="string">
            <text:p text:style-name="P12">f</text:p>
          </table:table-cell>
          <table:table-cell table:style-name="Table2.A2" office:value-type="string">
            <text:p text:style-name="P10">f</text:p>
          </table:table-cell>
          <table:table-cell table:style-name="Table2.D2" office:value-type="string">
            <text:p text:style-name="P15">.#...</text:p>
            <text:p text:style-name="P15">#....</text:p>
            <text:p text:style-name="P15">##...</text:p>
            <text:p text:style-name="P15">#.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03</text:p>
          </table:table-cell>
          <table:table-cell table:style-name="Table2.A2" office:value-type="string">
            <text:p text:style-name="P12">g</text:p>
          </table:table-cell>
          <table:table-cell table:style-name="Table2.A2" office:value-type="string">
            <text:p text:style-name="P10">g</text:p>
          </table:table-cell>
          <table:table-cell table:style-name="Table2.D2" office:value-type="string">
            <text:p text:style-name="P15">##...</text:p>
            <text:p text:style-name="P15">##...</text:p>
            <text:p text:style-name="P15">.#...</text:p>
            <text:p text:style-name="P15">##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04</text:p>
          </table:table-cell>
          <table:table-cell table:style-name="Table2.A2" office:value-type="string">
            <text:p text:style-name="P12">h</text:p>
          </table:table-cell>
          <table:table-cell table:style-name="Table2.A2" office:value-type="string">
            <text:p text:style-name="P10">h</text:p>
          </table:table-cell>
          <table:table-cell table:style-name="Table2.D2" office:value-type="string">
            <text:p text:style-name="P15">#....</text:p>
            <text:p text:style-name="P15">##...</text:p>
            <text:p text:style-name="P15">#.#..</text:p>
            <text:p text:style-name="P15">#.#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05</text:p>
          </table:table-cell>
          <table:table-cell table:style-name="Table2.A2" office:value-type="string">
            <text:p text:style-name="P12">i</text:p>
          </table:table-cell>
          <table:table-cell table:style-name="Table2.A2" office:value-type="string">
            <text:p text:style-name="P10">i</text:p>
          </table:table-cell>
          <table:table-cell table:style-name="Table2.D2" office:value-type="string">
            <text:p text:style-name="P15">#....</text:p>
            <text:p text:style-name="P15">.....</text:p>
            <text:p text:style-name="P15">#....</text:p>
            <text:p text:style-name="P15">#.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06</text:p>
          </table:table-cell>
          <table:table-cell table:style-name="Table2.A2" office:value-type="string">
            <text:p text:style-name="P12">j</text:p>
          </table:table-cell>
          <table:table-cell table:style-name="Table2.A2" office:value-type="string">
            <text:p text:style-name="P10">j</text:p>
          </table:table-cell>
          <table:table-cell table:style-name="Table2.D2" office:value-type="string">
            <text:p text:style-name="P15">#....</text:p>
            <text:p text:style-name="P15">.....</text:p>
            <text:p text:style-name="P15">#....</text:p>
            <text:p text:style-name="P15">#....</text:p>
            <text:p text:style-name="P15">#....</text:p>
          </table:table-cell>
        </table:table-row>
        <table:table-row>
          <table:table-cell table:style-name="Table2.A2" office:value-type="string">
            <text:p text:style-name="P12">107</text:p>
          </table:table-cell>
          <table:table-cell table:style-name="Table2.A2" office:value-type="string">
            <text:p text:style-name="P12">k</text:p>
          </table:table-cell>
          <table:table-cell table:style-name="Table2.A2" office:value-type="string">
            <text:p text:style-name="P10">k</text:p>
          </table:table-cell>
          <table:table-cell table:style-name="Table2.D2" office:value-type="string">
            <text:p text:style-name="P15">#....</text:p>
            <text:p text:style-name="P15">#.#..</text:p>
            <text:p text:style-name="P15">##...</text:p>
            <text:p text:style-name="P15">#.#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08</text:p>
          </table:table-cell>
          <table:table-cell table:style-name="Table2.A2" office:value-type="string">
            <text:p text:style-name="P12">l</text:p>
          </table:table-cell>
          <table:table-cell table:style-name="Table2.A2" office:value-type="string">
            <text:p text:style-name="P10">l</text:p>
          </table:table-cell>
          <table:table-cell table:style-name="Table2.D2" office:value-type="string">
            <text:p text:style-name="P15">#....</text:p>
            <text:p text:style-name="P15">#....</text:p>
            <text:p text:style-name="P15">#....</text:p>
            <text:p text:style-name="P15">#.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09</text:p>
          </table:table-cell>
          <table:table-cell table:style-name="Table2.A2" office:value-type="string">
            <text:p text:style-name="P12">m</text:p>
          </table:table-cell>
          <table:table-cell table:style-name="Table2.A2" office:value-type="string">
            <text:p text:style-name="P10">m</text:p>
          </table:table-cell>
          <table:table-cell table:style-name="Table2.D2" office:value-type="string">
            <text:p text:style-name="P15">.....</text:p>
            <text:p text:style-name="P15">###..</text:p>
            <text:p text:style-name="P15">#.##.</text:p>
            <text:p text:style-name="P15">#.##.</text:p>
            <text:p text:style-name="P15">.....</text:p>
          </table:table-cell>
        </table:table-row>
        <table:table-row>
          <table:table-cell table:style-name="Table2.A2" office:value-type="string">
            <text:p text:style-name="P12">110</text:p>
          </table:table-cell>
          <table:table-cell table:style-name="Table2.A2" office:value-type="string">
            <text:p text:style-name="P12">n</text:p>
          </table:table-cell>
          <table:table-cell table:style-name="Table2.A2" office:value-type="string">
            <text:p text:style-name="P10">n</text:p>
          </table:table-cell>
          <table:table-cell table:style-name="Table2.D2" office:value-type="string">
            <text:p text:style-name="P15">.....</text:p>
            <text:p text:style-name="P15">##...</text:p>
            <text:p text:style-name="P15">#.#..</text:p>
            <text:p text:style-name="P15">#.#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11</text:p>
          </table:table-cell>
          <table:table-cell table:style-name="Table2.A2" office:value-type="string">
            <text:p text:style-name="P12">o</text:p>
          </table:table-cell>
          <table:table-cell table:style-name="Table2.A2" office:value-type="string">
            <text:p text:style-name="P10">o</text:p>
          </table:table-cell>
          <table:table-cell table:style-name="Table2.D2" office:value-type="string">
            <text:p text:style-name="P15">.....</text:p>
            <text:p text:style-name="P15">.#...</text:p>
            <text:p text:style-name="P15">#.#..</text:p>
            <text:p text:style-name="P15">.#...</text:p>
            <text:p text:style-name="P15">.....</text:p>
            <text:p text:style-name="P15"/>
            <text:p text:style-name="P15"/>
          </table:table-cell>
        </table:table-row>
        <text:soft-page-break/>
        <table:table-row>
          <table:table-cell table:style-name="Table2.A2" office:value-type="string">
            <text:p text:style-name="P12">112</text:p>
          </table:table-cell>
          <table:table-cell table:style-name="Table2.A2" office:value-type="string">
            <text:p text:style-name="P12">p</text:p>
          </table:table-cell>
          <table:table-cell table:style-name="Table2.A2" office:value-type="string">
            <text:p text:style-name="P10">p</text:p>
          </table:table-cell>
          <table:table-cell table:style-name="Table2.D2" office:value-type="string">
            <text:p text:style-name="P15">.....</text:p>
            <text:p text:style-name="P15">##...</text:p>
            <text:p text:style-name="P15">#.#..</text:p>
            <text:p text:style-name="P15">##...</text:p>
            <text:p text:style-name="P15">#....</text:p>
          </table:table-cell>
        </table:table-row>
        <table:table-row>
          <table:table-cell table:style-name="Table2.A2" office:value-type="string">
            <text:p text:style-name="P12">113</text:p>
          </table:table-cell>
          <table:table-cell table:style-name="Table2.A2" office:value-type="string">
            <text:p text:style-name="P12">q</text:p>
          </table:table-cell>
          <table:table-cell table:style-name="Table2.A2" office:value-type="string">
            <text:p text:style-name="P10">q</text:p>
          </table:table-cell>
          <table:table-cell table:style-name="Table2.D2" office:value-type="string">
            <text:p text:style-name="P15">.....</text:p>
            <text:p text:style-name="P15">.##..</text:p>
            <text:p text:style-name="P15">#.#..</text:p>
            <text:p text:style-name="P15">.##..</text:p>
            <text:p text:style-name="P15">..#..</text:p>
          </table:table-cell>
        </table:table-row>
        <table:table-row>
          <table:table-cell table:style-name="Table2.A2" office:value-type="string">
            <text:p text:style-name="P12">114</text:p>
          </table:table-cell>
          <table:table-cell table:style-name="Table2.A2" office:value-type="string">
            <text:p text:style-name="P12">r</text:p>
          </table:table-cell>
          <table:table-cell table:style-name="Table2.A2" office:value-type="string">
            <text:p text:style-name="P10">r</text:p>
          </table:table-cell>
          <table:table-cell table:style-name="Table2.D2" office:value-type="string">
            <text:p text:style-name="P15">.....</text:p>
            <text:p text:style-name="P15">##...</text:p>
            <text:p text:style-name="P15">#....</text:p>
            <text:p text:style-name="P15">#.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15</text:p>
          </table:table-cell>
          <table:table-cell table:style-name="Table2.A2" office:value-type="string">
            <text:p text:style-name="P12">s</text:p>
          </table:table-cell>
          <table:table-cell table:style-name="Table2.A2" office:value-type="string">
            <text:p text:style-name="P10">s</text:p>
          </table:table-cell>
          <table:table-cell table:style-name="Table2.D2" office:value-type="string">
            <text:p text:style-name="P15">.....</text:p>
            <text:p text:style-name="P15">.##..</text:p>
            <text:p text:style-name="P15">.#...</text:p>
            <text:p text:style-name="P15">##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16</text:p>
          </table:table-cell>
          <table:table-cell table:style-name="Table2.A2" office:value-type="string">
            <text:p text:style-name="P12">t</text:p>
          </table:table-cell>
          <table:table-cell table:style-name="Table2.A2" office:value-type="string">
            <text:p text:style-name="P10">t</text:p>
          </table:table-cell>
          <table:table-cell table:style-name="Table2.D2" office:value-type="string">
            <text:p text:style-name="P15">.....</text:p>
            <text:p text:style-name="P15">.#...</text:p>
            <text:p text:style-name="P15">.##..</text:p>
            <text:p text:style-name="P15">.#...</text:p>
            <text:p text:style-name="P15">.##..</text:p>
          </table:table-cell>
        </table:table-row>
        <table:table-row>
          <table:table-cell table:style-name="Table2.A2" office:value-type="string">
            <text:p text:style-name="P12">117</text:p>
          </table:table-cell>
          <table:table-cell table:style-name="Table2.A2" office:value-type="string">
            <text:p text:style-name="P12">u</text:p>
          </table:table-cell>
          <table:table-cell table:style-name="Table2.A2" office:value-type="string">
            <text:p text:style-name="P10">u</text:p>
          </table:table-cell>
          <table:table-cell table:style-name="Table2.D2" office:value-type="string">
            <text:p text:style-name="P15">.....</text:p>
            <text:p text:style-name="P15">#.#..</text:p>
            <text:p text:style-name="P15">#.#..</text:p>
            <text:p text:style-name="P15">.##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18</text:p>
          </table:table-cell>
          <table:table-cell table:style-name="Table2.A2" office:value-type="string">
            <text:p text:style-name="P12">v</text:p>
          </table:table-cell>
          <table:table-cell table:style-name="Table2.A2" office:value-type="string">
            <text:p text:style-name="P10">v</text:p>
          </table:table-cell>
          <table:table-cell table:style-name="Table2.D2" office:value-type="string">
            <text:p text:style-name="P15">.....</text:p>
            <text:p text:style-name="P15">#.#..</text:p>
            <text:p text:style-name="P15">#.#..</text:p>
            <text:p text:style-name="P15">.#.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19</text:p>
          </table:table-cell>
          <table:table-cell table:style-name="Table2.A2" office:value-type="string">
            <text:p text:style-name="P12">w</text:p>
          </table:table-cell>
          <table:table-cell table:style-name="Table2.A2" office:value-type="string">
            <text:p text:style-name="P10">w</text:p>
          </table:table-cell>
          <table:table-cell table:style-name="Table2.D2" office:value-type="string">
            <text:p text:style-name="P15">.....</text:p>
            <text:p text:style-name="P15">#..#.</text:p>
            <text:p text:style-name="P15">#.##.</text:p>
            <text:p text:style-name="P15">.##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20</text:p>
          </table:table-cell>
          <table:table-cell table:style-name="Table2.A2" office:value-type="string">
            <text:p text:style-name="P12">x</text:p>
          </table:table-cell>
          <table:table-cell table:style-name="Table2.A2" office:value-type="string">
            <text:p text:style-name="P10">x</text:p>
          </table:table-cell>
          <table:table-cell table:style-name="Table2.D2" office:value-type="string">
            <text:p text:style-name="P15">.....</text:p>
            <text:p text:style-name="P15">#.#..</text:p>
            <text:p text:style-name="P15">.#...</text:p>
            <text:p text:style-name="P15">#.#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21</text:p>
          </table:table-cell>
          <table:table-cell table:style-name="Table2.A2" office:value-type="string">
            <text:p text:style-name="P12">y</text:p>
          </table:table-cell>
          <table:table-cell table:style-name="Table2.A2" office:value-type="string">
            <text:p text:style-name="P10">y</text:p>
          </table:table-cell>
          <table:table-cell table:style-name="Table2.D2" office:value-type="string">
            <text:p text:style-name="P15">.....</text:p>
            <text:p text:style-name="P15">#.#..</text:p>
            <text:p text:style-name="P15">###..</text:p>
            <text:p text:style-name="P15">..#..</text:p>
            <text:p text:style-name="P15">##...</text:p>
            <text:p text:style-name="P15"/>
            <text:p text:style-name="P15"/>
          </table:table-cell>
        </table:table-row>
        <text:soft-page-break/>
        <table:table-row>
          <table:table-cell table:style-name="Table2.A2" office:value-type="string">
            <text:p text:style-name="P12">122</text:p>
          </table:table-cell>
          <table:table-cell table:style-name="Table2.A2" office:value-type="string">
            <text:p text:style-name="P12">z</text:p>
          </table:table-cell>
          <table:table-cell table:style-name="Table2.A2" office:value-type="string">
            <text:p text:style-name="P10">z</text:p>
          </table:table-cell>
          <table:table-cell table:style-name="Table2.D2" office:value-type="string">
            <text:p text:style-name="P15">.....</text:p>
            <text:p text:style-name="P15">###..</text:p>
            <text:p text:style-name="P15">.#...</text:p>
            <text:p text:style-name="P15">###..</text:p>
            <text:p text:style-name="P15">.....</text:p>
          </table:table-cell>
        </table:table-row>
        <table:table-row>
          <table:table-cell table:style-name="Table2.A2" office:value-type="string">
            <text:p text:style-name="P12">123</text:p>
          </table:table-cell>
          <table:table-cell table:style-name="Table2.A2" office:value-type="string">
            <text:p text:style-name="P12">{</text:p>
          </table:table-cell>
          <table:table-cell table:style-name="Table2.A2" office:value-type="string">
            <text:p text:style-name="P10">{</text:p>
          </table:table-cell>
          <table:table-cell table:style-name="Table2.D2" office:value-type="string">
            <text:p text:style-name="P15">..##.</text:p>
            <text:p text:style-name="P15">..#..</text:p>
            <text:p text:style-name="P15">.##..</text:p>
            <text:p text:style-name="P15">..#..</text:p>
            <text:p text:style-name="P15">..##.</text:p>
          </table:table-cell>
        </table:table-row>
        <table:table-row>
          <table:table-cell table:style-name="Table2.A2" office:value-type="string">
            <text:p text:style-name="P12">124</text:p>
          </table:table-cell>
          <table:table-cell table:style-name="Table2.A2" office:value-type="string">
            <text:p text:style-name="P12">|</text:p>
          </table:table-cell>
          <table:table-cell table:style-name="Table2.A2" office:value-type="string">
            <text:p text:style-name="P10">|</text:p>
          </table:table-cell>
          <table:table-cell table:style-name="Table2.D2" office:value-type="string">
            <text:p text:style-name="P15">.#...</text:p>
            <text:p text:style-name="P15">.#...</text:p>
            <text:p text:style-name="P15">.#...</text:p>
            <text:p text:style-name="P15">.#...</text:p>
            <text:p text:style-name="P15">.#...</text:p>
          </table:table-cell>
        </table:table-row>
        <table:table-row>
          <table:table-cell table:style-name="Table2.A2" office:value-type="string">
            <text:p text:style-name="P12">125</text:p>
          </table:table-cell>
          <table:table-cell table:style-name="Table2.A2" office:value-type="string">
            <text:p text:style-name="P12">}</text:p>
          </table:table-cell>
          <table:table-cell table:style-name="Table2.A2" office:value-type="string">
            <text:p text:style-name="P10">}</text:p>
          </table:table-cell>
          <table:table-cell table:style-name="Table2.D2" office:value-type="string">
            <text:p text:style-name="P15">##...</text:p>
            <text:p text:style-name="P15">.#...</text:p>
            <text:p text:style-name="P15">.##..</text:p>
            <text:p text:style-name="P15">.#...</text:p>
            <text:p text:style-name="P15">##...</text:p>
          </table:table-cell>
        </table:table-row>
        <table:table-row>
          <table:table-cell table:style-name="Table2.A2" office:value-type="string">
            <text:p text:style-name="P12">126</text:p>
          </table:table-cell>
          <table:table-cell table:style-name="Table2.A2" office:value-type="string">
            <text:p text:style-name="P12">~</text:p>
          </table:table-cell>
          <table:table-cell table:style-name="Table2.A2" office:value-type="string">
            <text:p text:style-name="P10">~</text:p>
          </table:table-cell>
          <table:table-cell table:style-name="Table2.D2" office:value-type="string">
            <text:p text:style-name="P15">.#.#.</text:p>
            <text:p text:style-name="P15">#.#..</text:p>
            <text:p text:style-name="P15">.....</text:p>
            <text:p text:style-name="P15">.....</text:p>
            <text:p text:style-name="P15">.....</text:p>
          </table:table-cell>
        </table:table-row>
      </table:table>
      <text:p text:style-name="Standard"/>
      <text:p text:style-name="Standard"/>
      <text:p text:style-name="Standard"/>
      <text:p text:style-name="P6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4"/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24">.....</text:p>
            <text:p text:style-name="P24">.....</text:p>
            <text:p text:style-name="P24">.....</text:p>
            <text:p text:style-name="P24">.....</text:p>
            <text:p text:style-name="P24">.....</text:p>
          </table:table-cell>
          <table:table-cell table:style-name="Table1.A1" office:value-type="string">
            <text:p text:style-name="P24">.....</text:p>
            <text:p text:style-name="P24">#.#..</text:p>
            <text:p text:style-name="P24">.#...</text:p>
            <text:p text:style-name="P24">#.#..</text:p>
            <text:p text:style-name="P24">.....</text:p>
          </table:table-cell>
          <table:table-cell table:style-name="Table1.A1" office:value-type="string">
            <text:p text:style-name="P24">#....</text:p>
            <text:p text:style-name="P24">#.#..</text:p>
            <text:p text:style-name="P24">#.#..</text:p>
            <text:p text:style-name="P24">####.</text:p>
            <text:p text:style-name="P24">..#..</text:p>
          </table:table-cell>
          <table:table-cell table:style-name="Table1.A1" office:value-type="string">
            <text:p text:style-name="P20">.#...</text:p>
            <text:p text:style-name="P20">..#..</text:p>
            <text:p text:style-name="P20">...#.</text:p>
            <text:p text:style-name="P20">..#..</text:p>
            <text:p text:style-name="P20">.#...</text:p>
          </table:table-cell>
          <table:table-cell table:style-name="Table1.A1" office:value-type="string">
            <text:p text:style-name="P20">#..#.</text:p>
            <text:p text:style-name="P20">#..#.</text:p>
            <text:p text:style-name="P20">####.</text:p>
            <text:p text:style-name="P20">#..#.</text:p>
            <text:p text:style-name="P20">#..#.</text:p>
          </table:table-cell>
          <table:table-cell table:style-name="Table1.A1" office:value-type="string">
            <text:p text:style-name="P21">###..</text:p>
            <text:p text:style-name="P21">#..#.</text:p>
            <text:p text:style-name="P21">###..</text:p>
            <text:p text:style-name="P21">#..#.</text:p>
            <text:p text:style-name="P21">#..#.</text:p>
          </table:table-cell>
          <table:table-cell table:style-name="Table1.A1" office:value-type="string">
            <text:p text:style-name="P20">.#...</text:p>
            <text:p text:style-name="P20">.#...</text:p>
            <text:p text:style-name="P20">..#..</text:p>
            <text:p text:style-name="P20">...#.</text:p>
            <text:p text:style-name="P20">...#.</text:p>
          </table:table-cell>
          <table:table-cell table:style-name="Table1.A1" office:value-type="string">
            <text:p text:style-name="P20">.#...</text:p>
            <text:p text:style-name="P20">#....</text:p>
            <text:p text:style-name="P20">##...</text:p>
            <text:p text:style-name="P20">#....</text:p>
            <text:p text:style-name="P20">.....</text:p>
          </table:table-cell>
          <table:table-cell table:style-name="Table1.A1" office:value-type="string">
            <text:p text:style-name="P20">.....</text:p>
            <text:p text:style-name="P20">##...</text:p>
            <text:p text:style-name="P20">#.#..</text:p>
            <text:p text:style-name="P20">##...</text:p>
            <text:p text:style-name="P20">#....</text:p>
          </table:table-cell>
          <table:table-cell table:style-name="Table1.A1" office:value-type="string">
            <text:p text:style-name="P20">.....</text:p>
            <text:p text:style-name="P20">###..</text:p>
            <text:p text:style-name="P20">.#...</text:p>
            <text:p text:style-name="P20">###..</text:p>
            <text:p text:style-name="P20">.....</text:p>
          </table:table-cell>
        </table:table-row>
        <table:table-row>
          <table:table-cell table:style-name="Table1.A1" office:value-type="string">
            <text:p text:style-name="P24">.#...</text:p>
            <text:p text:style-name="P24">.#...</text:p>
            <text:p text:style-name="P24">.#...</text:p>
            <text:p text:style-name="P24">.....</text:p>
            <text:p text:style-name="P24">.#...</text:p>
          </table:table-cell>
          <table:table-cell table:style-name="Table1.A1" office:value-type="string">
            <text:p text:style-name="P24">.....</text:p>
            <text:p text:style-name="P24">.#...</text:p>
            <text:p text:style-name="P24">###..</text:p>
            <text:p text:style-name="P24">.#...</text:p>
            <text:p text:style-name="P24">.....</text:p>
          </table:table-cell>
          <table:table-cell table:style-name="Table1.A1" office:value-type="string">
            <text:p text:style-name="P26">####.</text:p>
            <text:p text:style-name="P26">#....</text:p>
            <text:p text:style-name="P26">.##..</text:p>
            <text:p text:style-name="P26">...#.</text:p>
            <text:p text:style-name="P26">###..</text:p>
          </table:table-cell>
          <table:table-cell table:style-name="Table1.A1" office:value-type="string">
            <text:p text:style-name="P20">.##..</text:p>
            <text:p text:style-name="P20">#..#.</text:p>
            <text:p text:style-name="P20">..#..</text:p>
            <text:p text:style-name="P20">.....</text:p>
            <text:p text:style-name="P20">.##..</text:p>
          </table:table-cell>
          <table:table-cell table:style-name="Table1.A1" office:value-type="string">
            <text:p text:style-name="P20">###..</text:p>
            <text:p text:style-name="P20">.#...</text:p>
            <text:p text:style-name="P20">.#...</text:p>
            <text:p text:style-name="P20">.#...</text:p>
            <text:p text:style-name="P20">###..</text:p>
          </table:table-cell>
          <table:table-cell table:style-name="Table1.A1" office:value-type="string">
            <text:p text:style-name="P20">.###.</text:p>
            <text:p text:style-name="P20">#....</text:p>
            <text:p text:style-name="P20">.##..</text:p>
            <text:p text:style-name="P20">...#.</text:p>
            <text:p text:style-name="P20">###..</text:p>
          </table:table-cell>
          <table:table-cell table:style-name="Table1.A1" office:value-type="string">
            <text:p text:style-name="P20">##...</text:p>
            <text:p text:style-name="P20">.#...</text:p>
            <text:p text:style-name="P20">.#...</text:p>
            <text:p text:style-name="P20">.#...</text:p>
            <text:p text:style-name="P20">##...</text:p>
          </table:table-cell>
          <table:table-cell table:style-name="Table1.A1" office:value-type="string">
            <text:p text:style-name="P20">##...</text:p>
            <text:p text:style-name="P20">##...</text:p>
            <text:p text:style-name="P20">.#...</text:p>
            <text:p text:style-name="P20">##...</text:p>
            <text:p text:style-name="P20">.....</text:p>
          </table:table-cell>
          <table:table-cell table:style-name="Table1.A1" office:value-type="string">
            <text:p text:style-name="P20">.....</text:p>
            <text:p text:style-name="P20">.##..</text:p>
            <text:p text:style-name="P20">#.#..</text:p>
            <text:p text:style-name="P20">.##..</text:p>
            <text:p text:style-name="P20">..#..</text:p>
          </table:table-cell>
          <table:table-cell table:style-name="Table1.A1" office:value-type="string">
            <text:p text:style-name="P20">..##.</text:p>
            <text:p text:style-name="P20">..#..</text:p>
            <text:p text:style-name="P20">.##..</text:p>
            <text:p text:style-name="P20">..#..</text:p>
            <text:p text:style-name="P20">..##.</text:p>
          </table:table-cell>
        </table:table-row>
        <table:table-row>
          <table:table-cell table:style-name="Table1.A1" office:value-type="string">
            <text:p text:style-name="P24">#.#..</text:p>
            <text:p text:style-name="P24">#.#..</text:p>
            <text:p text:style-name="P24">.....</text:p>
            <text:p text:style-name="P24">.....</text:p>
            <text:p text:style-name="P24">.....</text:p>
          </table:table-cell>
          <table:table-cell table:style-name="Table1.A1" office:value-type="string">
            <text:p text:style-name="P24">.....</text:p>
            <text:p text:style-name="P24">.....</text:p>
            <text:p text:style-name="P24">.....</text:p>
            <text:p text:style-name="P24">.#...</text:p>
            <text:p text:style-name="P24">.#...</text:p>
          </table:table-cell>
          <table:table-cell table:style-name="Table1.A1" office:value-type="string">
            <text:p text:style-name="P26">.###.</text:p>
            <text:p text:style-name="P26">#....</text:p>
            <text:p text:style-name="P26">###..</text:p>
            <text:p text:style-name="P26">#..#.</text:p>
            <text:p text:style-name="P26">###..</text:p>
          </table:table-cell>
          <table:table-cell table:style-name="Table1.A1" office:value-type="string">
            <text:p text:style-name="P20">.###.</text:p>
            <text:p text:style-name="P20">#.##.</text:p>
            <text:p text:style-name="P20">#.##.</text:p>
            <text:p text:style-name="P20">#....</text:p>
            <text:p text:style-name="P20">.##..</text:p>
          </table:table-cell>
          <table:table-cell table:style-name="Table1.A1" office:value-type="string">
            <text:p text:style-name="P20">####.</text:p>
            <text:p text:style-name="P20">...#.</text:p>
            <text:p text:style-name="P20">...#.</text:p>
            <text:p text:style-name="P20">#..#.</text:p>
            <text:p text:style-name="P20">.##..</text:p>
          </table:table-cell>
          <table:table-cell table:style-name="Table1.A1" office:value-type="string">
            <text:p text:style-name="P20">.###.</text:p>
            <text:p text:style-name="P20">..#..</text:p>
            <text:p text:style-name="P20">..#..</text:p>
            <text:p text:style-name="P20">..#..</text:p>
            <text:p text:style-name="P20">..#..</text:p>
          </table:table-cell>
          <table:table-cell table:style-name="Table1.A1" office:value-type="string">
            <text:p text:style-name="P20">.#...</text:p>
            <text:p text:style-name="P20">#.#..</text:p>
            <text:p text:style-name="P20">.....</text:p>
            <text:p text:style-name="P20">.....</text:p>
            <text:p text:style-name="P20">.....</text:p>
          </table:table-cell>
          <table:table-cell table:style-name="Table1.A1" office:value-type="string">
            <text:p text:style-name="P20">#....</text:p>
            <text:p text:style-name="P20">##...</text:p>
            <text:p text:style-name="P20">#.#..</text:p>
            <text:p text:style-name="P20">#.#..</text:p>
            <text:p text:style-name="P20">.....</text:p>
          </table:table-cell>
          <table:table-cell table:style-name="Table1.A1" office:value-type="string">
            <text:p text:style-name="P20">.....</text:p>
            <text:p text:style-name="P20">##...</text:p>
            <text:p text:style-name="P20">#....</text:p>
            <text:p text:style-name="P20">#....</text:p>
            <text:p text:style-name="P20">.....</text:p>
          </table:table-cell>
          <table:table-cell table:style-name="Table1.A1" office:value-type="string">
            <text:p text:style-name="P20">.#...</text:p>
            <text:p text:style-name="P20">.#...</text:p>
            <text:p text:style-name="P20">.#...</text:p>
            <text:p text:style-name="P20">.#...</text:p>
            <text:p text:style-name="P20">.#...</text:p>
          </table:table-cell>
        </table:table-row>
        <table:table-row>
          <table:table-cell table:style-name="Table1.A1" office:value-type="string">
            <text:p text:style-name="P24">#.#..</text:p>
            <text:p text:style-name="P24">####.</text:p>
            <text:p text:style-name="P24">#.#..</text:p>
            <text:p text:style-name="P24">####.</text:p>
            <text:p text:style-name="P24">#.#..</text:p>
          </table:table-cell>
          <table:table-cell table:style-name="Table1.A1" office:value-type="string">
            <text:p text:style-name="P24">.....</text:p>
            <text:p text:style-name="P24">.....</text:p>
            <text:p text:style-name="P24">###..</text:p>
            <text:p text:style-name="P24">.....</text:p>
            <text:p text:style-name="P24">.....</text:p>
          </table:table-cell>
          <table:table-cell table:style-name="Table1.A1" office:value-type="string">
            <text:p text:style-name="P24">####.</text:p>
            <text:p text:style-name="P24">...#.</text:p>
            <text:p text:style-name="P24">..#..</text:p>
            <text:p text:style-name="P24">.#...</text:p>
            <text:p text:style-name="P24">.#...</text:p>
          </table:table-cell>
          <table:table-cell table:style-name="Table1.A1" office:value-type="string">
            <text:p text:style-name="P20">.##..</text:p>
            <text:p text:style-name="P20">#..#.</text:p>
            <text:p text:style-name="P20">#..#.</text:p>
            <text:p text:style-name="P20">####.</text:p>
            <text:p text:style-name="P20">#..#.</text:p>
          </table:table-cell>
          <table:table-cell table:style-name="Table1.A1" office:value-type="string">
            <text:p text:style-name="P20">#..#.</text:p>
            <text:p text:style-name="P20">#.#..</text:p>
            <text:p text:style-name="P20">##...</text:p>
            <text:p text:style-name="P20">#.#..</text:p>
            <text:p text:style-name="P20">#..#.</text:p>
          </table:table-cell>
          <table:table-cell table:style-name="Table1.A1" office:value-type="string">
            <text:p text:style-name="P20">#..#.</text:p>
            <text:p text:style-name="P20">#..#.</text:p>
            <text:p text:style-name="P20">#..#.</text:p>
            <text:p text:style-name="P20">#..#.</text:p>
            <text:p text:style-name="P20">.##..</text:p>
          </table:table-cell>
          <table:table-cell table:style-name="Table1.A1" office:value-type="string">
            <text:p text:style-name="P20">.....</text:p>
            <text:p text:style-name="P20">.....</text:p>
            <text:p text:style-name="P20">.....</text:p>
            <text:p text:style-name="P20">.....</text:p>
            <text:p text:style-name="P20">####.</text:p>
          </table:table-cell>
          <table:table-cell table:style-name="Table1.A1" office:value-type="string">
            <text:p text:style-name="P20">#....</text:p>
            <text:p text:style-name="P20">.....</text:p>
            <text:p text:style-name="P20">#....</text:p>
            <text:p text:style-name="P20">#....</text:p>
            <text:p text:style-name="P20">.....</text:p>
          </table:table-cell>
          <table:table-cell table:style-name="Table1.A1" office:value-type="string">
            <text:p text:style-name="P20">.....</text:p>
            <text:p text:style-name="P20">.##..</text:p>
            <text:p text:style-name="P20">.#...</text:p>
            <text:p text:style-name="P20">##...</text:p>
            <text:p text:style-name="P20">.....</text:p>
          </table:table-cell>
          <table:table-cell table:style-name="Table1.A1" office:value-type="string">
            <text:p text:style-name="P20">##...</text:p>
            <text:p text:style-name="P20">.#...</text:p>
            <text:p text:style-name="P20">.##..</text:p>
            <text:p text:style-name="P20">.#...</text:p>
            <text:p text:style-name="P20">##...</text:p>
          </table:table-cell>
        </table:table-row>
        <table:table-row>
          <table:table-cell table:style-name="Table1.A1" office:value-type="string">
            <text:p text:style-name="P24">.##..</text:p>
            <text:p text:style-name="P24">##'#.</text:p>
            <text:p text:style-name="P24">.##..</text:p>
            <text:p text:style-name="P24">#.##</text:p>
            <text:p text:style-name="P24">.##..</text:p>
          </table:table-cell>
          <table:table-cell table:style-name="Table1.A1" office:value-type="string">
            <text:p text:style-name="P24">.....</text:p>
            <text:p text:style-name="P24">.....</text:p>
            <text:p text:style-name="P24">.....</text:p>
            <text:p text:style-name="P24">.#...</text:p>
            <text:p text:style-name="P24">.....</text:p>
          </table:table-cell>
          <table:table-cell table:style-name="Table1.A1" office:value-type="string">
            <text:p text:style-name="P26">.##..</text:p>
            <text:p text:style-name="P26">#..#.</text:p>
            <text:p text:style-name="P26">.##..</text:p>
            <text:p text:style-name="P26">#..#.</text:p>
            <text:p text:style-name="P26">.##..</text:p>
          </table:table-cell>
          <table:table-cell table:style-name="Table1.A1" office:value-type="string">
            <text:p text:style-name="P20">###..</text:p>
            <text:p text:style-name="P20">#..#.</text:p>
            <text:p text:style-name="P20">###..</text:p>
            <text:p text:style-name="P20">#..#.</text:p>
            <text:p text:style-name="P20">###..</text:p>
          </table:table-cell>
          <table:table-cell table:style-name="Table1.A1" office:value-type="string">
            <text:p text:style-name="P20">#....</text:p>
            <text:p text:style-name="P20">#....</text:p>
            <text:p text:style-name="P20">#....</text:p>
            <text:p text:style-name="P20">#....</text:p>
            <text:p text:style-name="P20">####.</text:p>
          </table:table-cell>
          <table:table-cell table:style-name="Table1.A1" office:value-type="string">
            <text:p text:style-name="P20">#..#.</text:p>
            <text:p text:style-name="P20">#..#.</text:p>
            <text:p text:style-name="P20">#..#.</text:p>
            <text:p text:style-name="P20">#.#..</text:p>
            <text:p text:style-name="P20">.#...</text:p>
          </table:table-cell>
          <table:table-cell table:style-name="Table1.A1" office:value-type="string">
            <text:p text:style-name="P20">.#...</text:p>
            <text:p text:style-name="P20">..#..</text:p>
            <text:p text:style-name="P20">.....</text:p>
            <text:p text:style-name="P20">.....</text:p>
            <text:p text:style-name="P20">.....</text:p>
          </table:table-cell>
          <table:table-cell table:style-name="Table1.A1" office:value-type="string">
            <text:p text:style-name="P20">#....</text:p>
            <text:p text:style-name="P20">.....</text:p>
            <text:p text:style-name="P20">#....</text:p>
            <text:p text:style-name="P20">#....</text:p>
            <text:p text:style-name="P20">#....</text:p>
          </table:table-cell>
          <table:table-cell table:style-name="Table1.A1" office:value-type="string">
            <text:p text:style-name="P20">.....</text:p>
            <text:p text:style-name="P20">.#...</text:p>
            <text:p text:style-name="P20">.##..</text:p>
            <text:p text:style-name="P20">.#...</text:p>
            <text:p text:style-name="P20">.##..</text:p>
          </table:table-cell>
          <table:table-cell table:style-name="Table1.A1" office:value-type="string">
            <text:p text:style-name="P20">.#.#.</text:p>
            <text:p text:style-name="P20">#.#..</text:p>
            <text:p text:style-name="P20">.....</text:p>
            <text:p text:style-name="P20">.....</text:p>
            <text:p text:style-name="P20">.....</text:p>
          </table:table-cell>
        </table:table-row>
        <table:table-row>
          <table:table-cell table:style-name="Table1.A1" office:value-type="string">
            <text:p text:style-name="P24">#..#.</text:p>
            <text:p text:style-name="P24">..#..</text:p>
            <text:p text:style-name="P24">.#...</text:p>
            <text:p text:style-name="P24">#..#.</text:p>
            <text:p text:style-name="P24">.....</text:p>
          </table:table-cell>
          <table:table-cell table:style-name="Table1.A1" office:value-type="string">
            <text:p text:style-name="P25">..#..</text:p>
            <text:p text:style-name="P25">..#..</text:p>
            <text:p text:style-name="P25">.#...</text:p>
            <text:p text:style-name="P25">#....</text:p>
            <text:p text:style-name="P25">#....</text:p>
          </table:table-cell>
          <table:table-cell table:style-name="Table1.A1" office:value-type="string">
            <text:p text:style-name="P26">.###.</text:p>
            <text:p text:style-name="P26">#..#.</text:p>
            <text:p text:style-name="P26">.###.</text:p>
            <text:p text:style-name="P26">...#.</text:p>
            <text:p text:style-name="P26">...#.</text:p>
          </table:table-cell>
          <table:table-cell table:style-name="Table1.A1" office:value-type="string">
            <text:p text:style-name="P20">.###.</text:p>
            <text:p text:style-name="P20">#....</text:p>
            <text:p text:style-name="P20">#....</text:p>
            <text:p text:style-name="P20">#....</text:p>
            <text:p text:style-name="P20">.###.</text:p>
          </table:table-cell>
          <table:table-cell table:style-name="Table1.A1" office:value-type="string">
            <text:p text:style-name="P21">#..#.</text:p>
            <text:p text:style-name="P21">####.</text:p>
            <text:p text:style-name="P21">####.</text:p>
            <text:p text:style-name="P21">#.##.</text:p>
            <text:p text:style-name="P21">#..#.</text:p>
          </table:table-cell>
          <table:table-cell table:style-name="Table1.A1" office:value-type="string">
            <text:p text:style-name="P22">#..#.</text:p>
            <text:p text:style-name="P22">#.##.</text:p>
            <text:p text:style-name="P22">####.</text:p>
            <text:p text:style-name="P22">####.</text:p>
            <text:p text:style-name="P22">#..#.</text:p>
          </table:table-cell>
          <table:table-cell table:style-name="Table1.A1" office:value-type="string">
            <text:p text:style-name="P20">.....</text:p>
            <text:p text:style-name="P20">.##..</text:p>
            <text:p text:style-name="P20">#.#..</text:p>
            <text:p text:style-name="P20">.##..</text:p>
            <text:p text:style-name="P20">.....</text:p>
          </table:table-cell>
          <table:table-cell table:style-name="Table1.A1" office:value-type="string">
            <text:p text:style-name="P20">#....</text:p>
            <text:p text:style-name="P20">#.#..</text:p>
            <text:p text:style-name="P20">##...</text:p>
            <text:p text:style-name="P20">#.#..</text:p>
            <text:p text:style-name="P20">.....</text:p>
          </table:table-cell>
          <table:table-cell table:style-name="Table1.A1" office:value-type="string">
            <text:p text:style-name="P20">.....</text:p>
            <text:p text:style-name="P20">#.#..</text:p>
            <text:p text:style-name="P20">#.#..</text:p>
            <text:p text:style-name="P20">.##..</text:p>
            <text:p text:style-name="P20">.....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4">.##..</text:p>
            <text:p text:style-name="P24">.#...</text:p>
            <text:p text:style-name="P24">#..#.</text:p>
            <text:p text:style-name="P24">.##..</text:p>
            <text:p text:style-name="P24">.....</text:p>
          </table:table-cell>
          <table:table-cell table:style-name="Table1.A1" office:value-type="string">
            <text:p text:style-name="P24">.#...</text:p>
            <text:p text:style-name="P24">#.#..</text:p>
            <text:p text:style-name="P24">#.#..</text:p>
            <text:p text:style-name="P24">#.#..</text:p>
            <text:p text:style-name="P24">.#...</text:p>
          </table:table-cell>
          <table:table-cell table:style-name="Table1.A1" office:value-type="string">
            <text:p text:style-name="P24">.....</text:p>
            <text:p text:style-name="P24">.#...</text:p>
            <text:p text:style-name="P24">.....</text:p>
            <text:p text:style-name="P24">.#...</text:p>
            <text:p text:style-name="P24">.....</text:p>
          </table:table-cell>
          <table:table-cell table:style-name="Table1.A1" office:value-type="string">
            <text:p text:style-name="P20">###..</text:p>
            <text:p text:style-name="P20">#..#.</text:p>
            <text:p text:style-name="P20">#..#.</text:p>
            <text:p text:style-name="P20">#..#.</text:p>
            <text:p text:style-name="P20">###..</text:p>
          </table:table-cell>
          <table:table-cell table:style-name="Table1.A1" office:value-type="string">
            <text:p text:style-name="P20">#..#.</text:p>
            <text:p text:style-name="P20">##.#.</text:p>
            <text:p text:style-name="P20">#.##.</text:p>
            <text:p text:style-name="P20">#.##.</text:p>
            <text:p text:style-name="P20">#..#.</text:p>
          </table:table-cell>
          <table:table-cell table:style-name="Table1.A1" office:value-type="string">
            <text:p text:style-name="P20">#..#.</text:p>
            <text:p text:style-name="P20">#..#.</text:p>
            <text:p text:style-name="P20">.##..</text:p>
            <text:p text:style-name="P20">#..#.</text:p>
            <text:p text:style-name="P20">#..#.</text:p>
          </table:table-cell>
          <table:table-cell table:style-name="Table1.A1" office:value-type="string">
            <text:p text:style-name="P20">#....</text:p>
            <text:p text:style-name="P20">##...</text:p>
            <text:p text:style-name="P20">#.#..</text:p>
            <text:p text:style-name="P20">##...</text:p>
            <text:p text:style-name="P20">.....</text:p>
          </table:table-cell>
          <table:table-cell table:style-name="Table1.A1" office:value-type="string">
            <text:p text:style-name="P20">#....</text:p>
            <text:p text:style-name="P20">#....</text:p>
            <text:p text:style-name="P20">#....</text:p>
            <text:p text:style-name="P20">#....</text:p>
            <text:p text:style-name="P20">.....</text:p>
          </table:table-cell>
          <table:table-cell table:style-name="Table1.A1" office:value-type="string">
            <text:p text:style-name="P20">.....</text:p>
            <text:p text:style-name="P20">#.#..</text:p>
            <text:p text:style-name="P20">#.#..</text:p>
            <text:p text:style-name="P20">.#...</text:p>
            <text:p text:style-name="P20">.....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4">#....</text:p>
            <text:p text:style-name="P24">#....</text:p>
            <text:p text:style-name="P24">.....</text:p>
            <text:p text:style-name="P24">.....</text:p>
            <text:p text:style-name="P24">.....</text:p>
          </table:table-cell>
          <table:table-cell table:style-name="Table1.A1" office:value-type="string">
            <text:p text:style-name="P24">.#...</text:p>
            <text:p text:style-name="P24">##...</text:p>
            <text:p text:style-name="P24">.#...</text:p>
            <text:p text:style-name="P24">.#...</text:p>
            <text:p text:style-name="P24">.#...</text:p>
          </table:table-cell>
          <table:table-cell table:style-name="Table1.A1" office:value-type="string">
            <text:p text:style-name="P24">.....</text:p>
            <text:p text:style-name="P24">.#...</text:p>
            <text:p text:style-name="P24">.....</text:p>
            <text:p text:style-name="P24">.#...</text:p>
            <text:p text:style-name="P24">.#...</text:p>
          </table:table-cell>
          <table:table-cell table:style-name="Table1.A1" office:value-type="string">
            <text:p text:style-name="P20">####.</text:p>
            <text:p text:style-name="P20">#....</text:p>
            <text:p text:style-name="P20">###..</text:p>
            <text:p text:style-name="P20">#....</text:p>
            <text:p text:style-name="P20">####.</text:p>
          </table:table-cell>
          <table:table-cell table:style-name="Table1.A1" office:value-type="string">
            <text:p text:style-name="P20">.##..</text:p>
            <text:p text:style-name="P20">#..#.</text:p>
            <text:p text:style-name="P20">#..#.</text:p>
            <text:p text:style-name="P20">#..#.</text:p>
            <text:p text:style-name="P20">.##..</text:p>
          </table:table-cell>
          <table:table-cell table:style-name="Table1.A1" office:value-type="string">
            <text:p text:style-name="P20">#..#.</text:p>
            <text:p text:style-name="P20">.#.#.</text:p>
            <text:p text:style-name="P20">..#..</text:p>
            <text:p text:style-name="P20">.#...</text:p>
            <text:p text:style-name="P20">#....</text:p>
          </table:table-cell>
          <table:table-cell table:style-name="Table1.A1" office:value-type="string">
            <text:p text:style-name="P20">.....</text:p>
            <text:p text:style-name="P20">.##..</text:p>
            <text:p text:style-name="P20">#....</text:p>
            <text:p text:style-name="P20">.##..</text:p>
            <text:p text:style-name="P20">.....</text:p>
          </table:table-cell>
          <table:table-cell table:style-name="Table1.A1" office:value-type="string">
            <text:p text:style-name="P20">.....</text:p>
            <text:p text:style-name="P20">###..</text:p>
            <text:p text:style-name="P20">#.##.</text:p>
            <text:p text:style-name="P20">#.##.</text:p>
            <text:p text:style-name="P20">.....</text:p>
          </table:table-cell>
          <table:table-cell table:style-name="Table1.A1" office:value-type="string">
            <text:p text:style-name="P20">.....</text:p>
            <text:p text:style-name="P20">#..#.</text:p>
            <text:p text:style-name="P20">#.##.</text:p>
            <text:p text:style-name="P20">.##..</text:p>
            <text:p text:style-name="P20">.....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4">...#.</text:p>
            <text:p text:style-name="P24">..#..</text:p>
            <text:p text:style-name="P24">..#..</text:p>
            <text:p text:style-name="P24">..#..</text:p>
            <text:p text:style-name="P24">...#.</text:p>
          </table:table-cell>
          <table:table-cell table:style-name="Table1.A1" office:value-type="string">
            <text:p text:style-name="P26">###..</text:p>
            <text:p text:style-name="P26">...#.</text:p>
            <text:p text:style-name="P26">.##..</text:p>
            <text:p text:style-name="P26">#....</text:p>
            <text:p text:style-name="P26">####.</text:p>
          </table:table-cell>
          <table:table-cell table:style-name="Table1.A1" office:value-type="string">
            <text:p text:style-name="P24">...#.</text:p>
            <text:p text:style-name="P24">..#..</text:p>
            <text:p text:style-name="P24">.#...</text:p>
            <text:p text:style-name="P24">..#..</text:p>
            <text:p text:style-name="P24">...#.</text:p>
          </table:table-cell>
          <table:table-cell table:style-name="Table1.A1" office:value-type="string">
            <text:p text:style-name="P20">####.</text:p>
            <text:p text:style-name="P20">#....</text:p>
            <text:p text:style-name="P20">###..</text:p>
            <text:p text:style-name="P20">#....</text:p>
            <text:p text:style-name="P20">#....</text:p>
          </table:table-cell>
          <table:table-cell table:style-name="Table1.A1" office:value-type="string">
            <text:p text:style-name="P21">###..</text:p>
            <text:p text:style-name="P21">#..#.</text:p>
            <text:p text:style-name="P21">###..</text:p>
            <text:p text:style-name="P21">#....</text:p>
            <text:p text:style-name="P21">#....</text:p>
          </table:table-cell>
          <table:table-cell table:style-name="Table1.A1" office:value-type="string">
            <text:p text:style-name="P20">####.</text:p>
            <text:p text:style-name="P20">..#..</text:p>
            <text:p text:style-name="P20">.#..</text:p>
            <text:p text:style-name="P20">#....</text:p>
            <text:p text:style-name="P20">####.</text:p>
          </table:table-cell>
          <table:table-cell table:style-name="Table1.A1" office:value-type="string">
            <text:p text:style-name="P20">..#..</text:p>
            <text:p text:style-name="P20">.##..</text:p>
            <text:p text:style-name="P20">#.#..</text:p>
            <text:p text:style-name="P20">.##..</text:p>
            <text:p text:style-name="P20">.....</text:p>
          </table:table-cell>
          <table:table-cell table:style-name="Table1.A1" office:value-type="string">
            <text:p text:style-name="P20">.....</text:p>
            <text:p text:style-name="P20">##...</text:p>
            <text:p text:style-name="P20">#.#..</text:p>
            <text:p text:style-name="P20">#.#..</text:p>
            <text:p text:style-name="P20">.....</text:p>
          </table:table-cell>
          <table:table-cell table:style-name="Table1.A1" office:value-type="string">
            <text:p text:style-name="P20">.....</text:p>
            <text:p text:style-name="P20">#.#..</text:p>
            <text:p text:style-name="P20">.#...</text:p>
            <text:p text:style-name="P20">#.#..</text:p>
            <text:p text:style-name="P20">.....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4">#....</text:p>
            <text:p text:style-name="P24">.#...</text:p>
            <text:p text:style-name="P24">.#...</text:p>
            <text:p text:style-name="P24">.#...</text:p>
            <text:p text:style-name="P24">#....</text:p>
          </table:table-cell>
          <table:table-cell table:style-name="Table1.A1" office:value-type="string">
            <text:p text:style-name="P24">####.</text:p>
            <text:p text:style-name="P24">...#.</text:p>
            <text:p text:style-name="P24">..#..</text:p>
            <text:p text:style-name="P24">#..#.</text:p>
            <text:p text:style-name="P24">.##..</text:p>
          </table:table-cell>
          <table:table-cell table:style-name="Table1.A1" office:value-type="string">
            <text:p text:style-name="P24">.....</text:p>
            <text:p text:style-name="P24">###..</text:p>
            <text:p text:style-name="P24">.....</text:p>
            <text:p text:style-name="P24">###..</text:p>
            <text:p text:style-name="P24">.....</text:p>
          </table:table-cell>
          <table:table-cell table:style-name="Table1.A1" office:value-type="string">
            <text:p text:style-name="P20">.###.</text:p>
            <text:p text:style-name="P20">#....</text:p>
            <text:p text:style-name="P20">#.##.</text:p>
            <text:p text:style-name="P20">#..#.</text:p>
            <text:p text:style-name="P20">.###.</text:p>
          </table:table-cell>
          <table:table-cell table:style-name="Table1.A1" office:value-type="string">
            <text:p text:style-name="P20">.##..</text:p>
            <text:p text:style-name="P20">#..#.</text:p>
            <text:p text:style-name="P20">#..#.</text:p>
            <text:p text:style-name="P20">.##..</text:p>
            <text:p text:style-name="P20">..##.</text:p>
          </table:table-cell>
          <table:table-cell table:style-name="Table1.A1" office:value-type="string">
            <text:p text:style-name="P20">..##.</text:p>
            <text:p text:style-name="P20">..#..</text:p>
            <text:p text:style-name="P20">..#..</text:p>
            <text:p text:style-name="P20">..#..</text:p>
            <text:p text:style-name="P20">..##.</text:p>
          </table:table-cell>
          <table:table-cell table:style-name="Table1.A1" office:value-type="string">
            <text:p text:style-name="P20">.....</text:p>
            <text:p text:style-name="P20">.##..</text:p>
            <text:p text:style-name="P20">##...</text:p>
            <text:p text:style-name="P20">.##..</text:p>
            <text:p text:style-name="P20">.....</text:p>
          </table:table-cell>
          <table:table-cell table:style-name="Table1.A1" office:value-type="string">
            <text:p text:style-name="P20">.....</text:p>
            <text:p text:style-name="P20">.#...</text:p>
            <text:p text:style-name="P20">#.#..</text:p>
            <text:p text:style-name="P20">.#...</text:p>
            <text:p text:style-name="P20">.....</text:p>
          </table:table-cell>
          <table:table-cell table:style-name="Table1.A1" office:value-type="string">
            <text:p text:style-name="P20">.....</text:p>
            <text:p text:style-name="P20">#.#..</text:p>
            <text:p text:style-name="P20">###..</text:p>
            <text:p text:style-name="P20">..#..</text:p>
            <text:p text:style-name="P20">##...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  <text:p text:style-name="P1"/>
      <text:p text:style-name="P7"/>
      <text:p text:style-name="P3"/>
      <text:p text:style-name="P3"/>
      <text:p text:style-name="P3"/>
      <table:table table:name="Table3" table:style-name="Table3">
        <table:table-column table:style-name="Table3.A" table:number-columns-repeated="10"/>
        <table:table-row>
          <table:table-cell table:style-name="Table3.A1" office:value-type="string">
            <text:p text:style-name="P27">.....</text:p>
            <text:p text:style-name="P27">.....</text:p>
            <text:p text:style-name="P27">.....</text:p>
            <text:p text:style-name="P27">.....</text:p>
            <text:p text:style-name="P27">.....</text:p>
          </table:table-cell>
          <table:table-cell table:style-name="Table3.A1" office:value-type="string">
            <text:p text:style-name="P27">.....</text:p>
            <text:p text:style-name="P27">#.#..</text:p>
            <text:p text:style-name="P27">.#...</text:p>
            <text:p text:style-name="P27">#.#..</text:p>
            <text:p text:style-name="P27">.....</text:p>
          </table:table-cell>
          <table:table-cell table:style-name="Table3.A1" office:value-type="string">
            <text:p text:style-name="P27">#....</text:p>
            <text:p text:style-name="P27">#.#..</text:p>
            <text:p text:style-name="P27">#.#..</text:p>
            <text:p text:style-name="P27">####.</text:p>
            <text:p text:style-name="P27">..#..</text:p>
          </table:table-cell>
          <table:table-cell table:style-name="Table3.A1" office:value-type="string">
            <text:p text:style-name="P23">.#...</text:p>
            <text:p text:style-name="P23">..#..</text:p>
            <text:p text:style-name="P23">...#.</text:p>
            <text:p text:style-name="P23">..#..</text:p>
            <text:p text:style-name="P23">.#...</text:p>
          </table:table-cell>
          <table:table-cell table:style-name="Table3.A1" office:value-type="string">
            <text:p text:style-name="P23">#..#.</text:p>
            <text:p text:style-name="P23">#..#.</text:p>
            <text:p text:style-name="P23">####.</text:p>
            <text:p text:style-name="P23">#..#.</text:p>
            <text:p text:style-name="P23">#..#.</text:p>
          </table:table-cell>
          <table:table-cell table:style-name="Table3.A1" office:value-type="string">
            <text:p text:style-name="P23">###..</text:p>
            <text:p text:style-name="P23">#..#.</text:p>
            <text:p text:style-name="P23">###..</text:p>
            <text:p text:style-name="P23">#..#.</text:p>
            <text:p text:style-name="P23">#..#.</text:p>
          </table:table-cell>
          <table:table-cell table:style-name="Table3.A1" office:value-type="string">
            <text:p text:style-name="P23">.#...</text:p>
            <text:p text:style-name="P23">.#...</text:p>
            <text:p text:style-name="P23">..#..</text:p>
            <text:p text:style-name="P23">...#.</text:p>
            <text:p text:style-name="P23">...#.</text:p>
          </table:table-cell>
          <table:table-cell table:style-name="Table3.A1" office:value-type="string">
            <text:p text:style-name="P23">.#...</text:p>
            <text:p text:style-name="P23">#....</text:p>
            <text:p text:style-name="P23">##...</text:p>
            <text:p text:style-name="P23">#....</text:p>
            <text:p text:style-name="P23">.....</text:p>
          </table:table-cell>
          <table:table-cell table:style-name="Table3.A1" office:value-type="string">
            <text:p text:style-name="P23">.....</text:p>
            <text:p text:style-name="P23">##...</text:p>
            <text:p text:style-name="P23">#.#..</text:p>
            <text:p text:style-name="P23">##...</text:p>
            <text:p text:style-name="P23">#....</text:p>
          </table:table-cell>
          <table:table-cell table:style-name="Table3.J1" office:value-type="string">
            <text:p text:style-name="P23">.....</text:p>
            <text:p text:style-name="P23">###..</text:p>
            <text:p text:style-name="P23">.#...</text:p>
            <text:p text:style-name="P23">###..</text:p>
            <text:p text:style-name="P23">.....</text:p>
          </table:table-cell>
        </table:table-row>
        <table:table-row>
          <table:table-cell table:style-name="Table3.A2" office:value-type="string">
            <text:p text:style-name="P27">.#...</text:p>
            <text:p text:style-name="P27">.#...</text:p>
            <text:p text:style-name="P27">.#...</text:p>
            <text:p text:style-name="P27">.....</text:p>
            <text:p text:style-name="P27">.#...</text:p>
          </table:table-cell>
          <table:table-cell table:style-name="Table3.A2" office:value-type="string">
            <text:p text:style-name="P27">.....</text:p>
            <text:p text:style-name="P27">.#...</text:p>
            <text:p text:style-name="P27">###..</text:p>
            <text:p text:style-name="P27">.#...</text:p>
            <text:p text:style-name="P27">.....</text:p>
          </table:table-cell>
          <table:table-cell table:style-name="Table3.A2" office:value-type="string">
            <text:p text:style-name="P27">####.</text:p>
            <text:p text:style-name="P27">#....</text:p>
            <text:p text:style-name="P27">.##..</text:p>
            <text:p text:style-name="P27">...#.</text:p>
            <text:p text:style-name="P27">###..</text:p>
          </table:table-cell>
          <table:table-cell table:style-name="Table3.A2" office:value-type="string">
            <text:p text:style-name="P23">.##..</text:p>
            <text:p text:style-name="P23">#..#.</text:p>
            <text:p text:style-name="P23">..#..</text:p>
            <text:p text:style-name="P23">.....</text:p>
            <text:p text:style-name="P23">.##..</text:p>
          </table:table-cell>
          <table:table-cell table:style-name="Table3.A2" office:value-type="string">
            <text:p text:style-name="P23">###..</text:p>
            <text:p text:style-name="P23">.#...</text:p>
            <text:p text:style-name="P23">.#...</text:p>
            <text:p text:style-name="P23">.#...</text:p>
            <text:p text:style-name="P23">###..</text:p>
          </table:table-cell>
          <table:table-cell table:style-name="Table3.A2" office:value-type="string">
            <text:p text:style-name="P23">.###.</text:p>
            <text:p text:style-name="P23">#....</text:p>
            <text:p text:style-name="P23">.##..</text:p>
            <text:p text:style-name="P23">...#.</text:p>
            <text:p text:style-name="P23">###..</text:p>
          </table:table-cell>
          <table:table-cell table:style-name="Table3.A2" office:value-type="string">
            <text:p text:style-name="P23">##...</text:p>
            <text:p text:style-name="P23">.#...</text:p>
            <text:p text:style-name="P23">.#...</text:p>
            <text:p text:style-name="P23">.#...</text:p>
            <text:p text:style-name="P23">##...</text:p>
          </table:table-cell>
          <table:table-cell table:style-name="Table3.A2" office:value-type="string">
            <text:p text:style-name="P23">##...</text:p>
            <text:p text:style-name="P23">##...</text:p>
            <text:p text:style-name="P23">.#...</text:p>
            <text:p text:style-name="P23">##...</text:p>
            <text:p text:style-name="P23">.....</text:p>
          </table:table-cell>
          <table:table-cell table:style-name="Table3.A2" office:value-type="string">
            <text:p text:style-name="P23">.....</text:p>
            <text:p text:style-name="P23">.##..</text:p>
            <text:p text:style-name="P23">#.#..</text:p>
            <text:p text:style-name="P23">.##..</text:p>
            <text:p text:style-name="P23">..#..</text:p>
          </table:table-cell>
          <table:table-cell table:style-name="Table3.J2" office:value-type="string">
            <text:p text:style-name="P23">..##.</text:p>
            <text:p text:style-name="P23">..#..</text:p>
            <text:p text:style-name="P23">.##..</text:p>
            <text:p text:style-name="P23">..#..</text:p>
            <text:p text:style-name="P23">..##.</text:p>
          </table:table-cell>
        </table:table-row>
        <table:table-row>
          <table:table-cell table:style-name="Table3.A2" office:value-type="string">
            <text:p text:style-name="P27">#.#..</text:p>
            <text:p text:style-name="P27">#.#..</text:p>
            <text:p text:style-name="P27">.....</text:p>
            <text:p text:style-name="P27">.....</text:p>
            <text:p text:style-name="P27">.....</text:p>
          </table:table-cell>
          <table:table-cell table:style-name="Table3.A2" office:value-type="string">
            <text:p text:style-name="P27">.....</text:p>
            <text:p text:style-name="P27">.....</text:p>
            <text:p text:style-name="P27">.....</text:p>
            <text:p text:style-name="P27">.#...</text:p>
            <text:p text:style-name="P27">.#...</text:p>
          </table:table-cell>
          <table:table-cell table:style-name="Table3.A2" office:value-type="string">
            <text:p text:style-name="P27">.###.</text:p>
            <text:p text:style-name="P27">#....</text:p>
            <text:p text:style-name="P27">###..</text:p>
            <text:p text:style-name="P27">#..#.</text:p>
            <text:p text:style-name="P27">###..</text:p>
          </table:table-cell>
          <table:table-cell table:style-name="Table3.A2" office:value-type="string">
            <text:p text:style-name="P23">.###.</text:p>
            <text:p text:style-name="P23">#.##.</text:p>
            <text:p text:style-name="P23">#.##.</text:p>
            <text:p text:style-name="P23">#....</text:p>
            <text:p text:style-name="P23">.##..</text:p>
          </table:table-cell>
          <table:table-cell table:style-name="Table3.A2" office:value-type="string">
            <text:p text:style-name="P23">####.</text:p>
            <text:p text:style-name="P23">...#.</text:p>
            <text:p text:style-name="P23">...#.</text:p>
            <text:p text:style-name="P23">#..#.</text:p>
            <text:p text:style-name="P23">.##..</text:p>
          </table:table-cell>
          <table:table-cell table:style-name="Table3.A2" office:value-type="string">
            <text:p text:style-name="P23">.###.</text:p>
            <text:p text:style-name="P23">..#..</text:p>
            <text:p text:style-name="P23">..#..</text:p>
            <text:p text:style-name="P23">..#..</text:p>
            <text:p text:style-name="P23">..#..</text:p>
          </table:table-cell>
          <table:table-cell table:style-name="Table3.A2" office:value-type="string">
            <text:p text:style-name="P23">.#...</text:p>
            <text:p text:style-name="P23">#.#..</text:p>
            <text:p text:style-name="P23">.....</text:p>
            <text:p text:style-name="P23">.....</text:p>
            <text:p text:style-name="P23">.....</text:p>
          </table:table-cell>
          <table:table-cell table:style-name="Table3.A2" office:value-type="string">
            <text:p text:style-name="P23">#....</text:p>
            <text:p text:style-name="P23">##...</text:p>
            <text:p text:style-name="P23">#.#..</text:p>
            <text:p text:style-name="P23">#.#..</text:p>
            <text:p text:style-name="P23">.....</text:p>
          </table:table-cell>
          <table:table-cell table:style-name="Table3.A2" office:value-type="string">
            <text:p text:style-name="P23">.....</text:p>
            <text:p text:style-name="P23">##...</text:p>
            <text:p text:style-name="P23">#....</text:p>
            <text:p text:style-name="P23">#....</text:p>
            <text:p text:style-name="P23">.....</text:p>
          </table:table-cell>
          <table:table-cell table:style-name="Table3.J2" office:value-type="string">
            <text:p text:style-name="P23">.#...</text:p>
            <text:p text:style-name="P23">.#...</text:p>
            <text:p text:style-name="P23">.#...</text:p>
            <text:p text:style-name="P23">.#...</text:p>
            <text:p text:style-name="P23">.#...</text:p>
          </table:table-cell>
        </table:table-row>
        <table:table-row>
          <table:table-cell table:style-name="Table3.A2" office:value-type="string">
            <text:p text:style-name="P27">#.#..</text:p>
            <text:p text:style-name="P27">####.</text:p>
            <text:p text:style-name="P27">#.#..</text:p>
            <text:p text:style-name="P27">####.</text:p>
            <text:p text:style-name="P27">#.#..</text:p>
          </table:table-cell>
          <table:table-cell table:style-name="Table3.A2" office:value-type="string">
            <text:p text:style-name="P27">.....</text:p>
            <text:p text:style-name="P27">.....</text:p>
            <text:p text:style-name="P27">###..</text:p>
            <text:p text:style-name="P27">.....</text:p>
            <text:p text:style-name="P27">.....</text:p>
          </table:table-cell>
          <table:table-cell table:style-name="Table3.A2" office:value-type="string">
            <text:p text:style-name="P27">####.</text:p>
            <text:p text:style-name="P27">...#.</text:p>
            <text:p text:style-name="P27">..#..</text:p>
            <text:p text:style-name="P27">.#...</text:p>
            <text:p text:style-name="P27">.#...</text:p>
          </table:table-cell>
          <table:table-cell table:style-name="Table3.A2" office:value-type="string">
            <text:p text:style-name="P23">.##..</text:p>
            <text:p text:style-name="P23">#..#.</text:p>
            <text:p text:style-name="P23">#..#.</text:p>
            <text:p text:style-name="P23">####.</text:p>
            <text:p text:style-name="P23">#..#.</text:p>
          </table:table-cell>
          <table:table-cell table:style-name="Table3.A2" office:value-type="string">
            <text:p text:style-name="P23">#..#.</text:p>
            <text:p text:style-name="P23">#.#..</text:p>
            <text:p text:style-name="P23">##...</text:p>
            <text:p text:style-name="P23">#.#..</text:p>
            <text:p text:style-name="P23">#..#.</text:p>
          </table:table-cell>
          <table:table-cell table:style-name="Table3.A2" office:value-type="string">
            <text:p text:style-name="P23">#..#.</text:p>
            <text:p text:style-name="P23">#..#.</text:p>
            <text:p text:style-name="P23">#..#.</text:p>
            <text:p text:style-name="P23">#..#.</text:p>
            <text:p text:style-name="P23">.##..</text:p>
          </table:table-cell>
          <table:table-cell table:style-name="Table3.A2" office:value-type="string">
            <text:p text:style-name="P23">.....</text:p>
            <text:p text:style-name="P23">.....</text:p>
            <text:p text:style-name="P23">.....</text:p>
            <text:p text:style-name="P23">.....</text:p>
            <text:p text:style-name="P23">####.</text:p>
          </table:table-cell>
          <table:table-cell table:style-name="Table3.A2" office:value-type="string">
            <text:p text:style-name="P23">#....</text:p>
            <text:p text:style-name="P23">.....</text:p>
            <text:p text:style-name="P23">#....</text:p>
            <text:p text:style-name="P23">#....</text:p>
            <text:p text:style-name="P23">.....</text:p>
          </table:table-cell>
          <table:table-cell table:style-name="Table3.A2" office:value-type="string">
            <text:p text:style-name="P23">.....</text:p>
            <text:p text:style-name="P23">.##..</text:p>
            <text:p text:style-name="P23">.#...</text:p>
            <text:p text:style-name="P23">##...</text:p>
            <text:p text:style-name="P23">.....</text:p>
          </table:table-cell>
          <table:table-cell table:style-name="Table3.J2" office:value-type="string">
            <text:p text:style-name="P23">##...</text:p>
            <text:p text:style-name="P23">.#...</text:p>
            <text:p text:style-name="P23">.##..</text:p>
            <text:p text:style-name="P23">.#...</text:p>
            <text:p text:style-name="P23">##...</text:p>
          </table:table-cell>
        </table:table-row>
        <table:table-row>
          <table:table-cell table:style-name="Table3.A2" office:value-type="string">
            <text:p text:style-name="P27">.##..</text:p>
            <text:p text:style-name="P27">##'#.</text:p>
            <text:p text:style-name="P27">.##..</text:p>
            <text:p text:style-name="P27">#.##</text:p>
            <text:p text:style-name="P27">.##..</text:p>
          </table:table-cell>
          <table:table-cell table:style-name="Table3.A2" office:value-type="string">
            <text:p text:style-name="P27">.....</text:p>
            <text:p text:style-name="P27">.....</text:p>
            <text:p text:style-name="P27">.....</text:p>
            <text:p text:style-name="P27">.#...</text:p>
            <text:p text:style-name="P27">.....</text:p>
          </table:table-cell>
          <table:table-cell table:style-name="Table3.A2" office:value-type="string">
            <text:p text:style-name="P27">.##..</text:p>
            <text:p text:style-name="P27">#..#.</text:p>
            <text:p text:style-name="P27">.##..</text:p>
            <text:p text:style-name="P27">#..#.</text:p>
            <text:p text:style-name="P27">.##..</text:p>
          </table:table-cell>
          <table:table-cell table:style-name="Table3.A2" office:value-type="string">
            <text:p text:style-name="P23">###..</text:p>
            <text:p text:style-name="P23">#..#.</text:p>
            <text:p text:style-name="P23">###..</text:p>
            <text:p text:style-name="P23">#..#.</text:p>
            <text:p text:style-name="P23">###..</text:p>
          </table:table-cell>
          <table:table-cell table:style-name="Table3.A2" office:value-type="string">
            <text:p text:style-name="P23">#....</text:p>
            <text:p text:style-name="P23">#....</text:p>
            <text:p text:style-name="P23">#....</text:p>
            <text:p text:style-name="P23">#....</text:p>
            <text:p text:style-name="P23">####.</text:p>
          </table:table-cell>
          <table:table-cell table:style-name="Table3.A2" office:value-type="string">
            <text:p text:style-name="P23">#..#.</text:p>
            <text:p text:style-name="P23">#..#.</text:p>
            <text:p text:style-name="P23">#..#.</text:p>
            <text:p text:style-name="P23">#.#..</text:p>
            <text:p text:style-name="P23">.#...</text:p>
          </table:table-cell>
          <table:table-cell table:style-name="Table3.A2" office:value-type="string">
            <text:p text:style-name="P23">.#...</text:p>
            <text:p text:style-name="P23">..#..</text:p>
            <text:p text:style-name="P23">.....</text:p>
            <text:p text:style-name="P23">.....</text:p>
            <text:p text:style-name="P23">.....</text:p>
          </table:table-cell>
          <table:table-cell table:style-name="Table3.A2" office:value-type="string">
            <text:p text:style-name="P23">#....</text:p>
            <text:p text:style-name="P23">.....</text:p>
            <text:p text:style-name="P23">#....</text:p>
            <text:p text:style-name="P23">#....</text:p>
            <text:p text:style-name="P23">#....</text:p>
          </table:table-cell>
          <table:table-cell table:style-name="Table3.A2" office:value-type="string">
            <text:p text:style-name="P23">.....</text:p>
            <text:p text:style-name="P23">.#...</text:p>
            <text:p text:style-name="P23">.##..</text:p>
            <text:p text:style-name="P23">.#...</text:p>
            <text:p text:style-name="P23">.##..</text:p>
          </table:table-cell>
          <table:table-cell table:style-name="Table3.J2" office:value-type="string">
            <text:p text:style-name="P23">.#.#.</text:p>
            <text:p text:style-name="P23">#.#..</text:p>
            <text:p text:style-name="P23">.....</text:p>
            <text:p text:style-name="P23">.....</text:p>
            <text:p text:style-name="P23">.....</text:p>
          </table:table-cell>
        </table:table-row>
        <table:table-row>
          <table:table-cell table:style-name="Table3.A2" office:value-type="string">
            <text:p text:style-name="P27">#..#.</text:p>
            <text:p text:style-name="P27">..#..</text:p>
            <text:p text:style-name="P27">.#...</text:p>
            <text:p text:style-name="P27">#..#.</text:p>
            <text:p text:style-name="P27">.....</text:p>
          </table:table-cell>
          <table:table-cell table:style-name="Table3.A2" office:value-type="string">
            <text:p text:style-name="P27">..#..</text:p>
            <text:p text:style-name="P27">..#..</text:p>
            <text:p text:style-name="P27">.#...</text:p>
            <text:p text:style-name="P27">#....</text:p>
            <text:p text:style-name="P27">#....</text:p>
          </table:table-cell>
          <table:table-cell table:style-name="Table3.A2" office:value-type="string">
            <text:p text:style-name="P27">.###.</text:p>
            <text:p text:style-name="P27">#..#.</text:p>
            <text:p text:style-name="P27">.###.</text:p>
            <text:p text:style-name="P27">...#.</text:p>
            <text:p text:style-name="P27">...#.</text:p>
          </table:table-cell>
          <table:table-cell table:style-name="Table3.A2" office:value-type="string">
            <text:p text:style-name="P23">.###.</text:p>
            <text:p text:style-name="P23">#....</text:p>
            <text:p text:style-name="P23">#....</text:p>
            <text:p text:style-name="P23">#....</text:p>
            <text:p text:style-name="P23">.###.</text:p>
          </table:table-cell>
          <table:table-cell table:style-name="Table3.A2" office:value-type="string">
            <text:p text:style-name="P23">#..#.</text:p>
            <text:p text:style-name="P23">####.</text:p>
            <text:p text:style-name="P23">####.</text:p>
            <text:p text:style-name="P23">#.##.</text:p>
            <text:p text:style-name="P23">#..#.</text:p>
          </table:table-cell>
          <table:table-cell table:style-name="Table3.A2" office:value-type="string">
            <text:p text:style-name="P23">#..#.</text:p>
            <text:p text:style-name="P23">#.##.</text:p>
            <text:p text:style-name="P23">####.</text:p>
            <text:p text:style-name="P23">####.</text:p>
            <text:p text:style-name="P23">#..#.</text:p>
          </table:table-cell>
          <table:table-cell table:style-name="Table3.A2" office:value-type="string">
            <text:p text:style-name="P23">.....</text:p>
            <text:p text:style-name="P23">.##..</text:p>
            <text:p text:style-name="P23">#.#..</text:p>
            <text:p text:style-name="P23">.##..</text:p>
            <text:p text:style-name="P23">.....</text:p>
          </table:table-cell>
          <table:table-cell table:style-name="Table3.A2" office:value-type="string">
            <text:p text:style-name="P23">#....</text:p>
            <text:p text:style-name="P23">#.#..</text:p>
            <text:p text:style-name="P23">##...</text:p>
            <text:p text:style-name="P23">#.#..</text:p>
            <text:p text:style-name="P23">.....</text:p>
          </table:table-cell>
          <table:table-cell table:style-name="Table3.A2" office:value-type="string">
            <text:p text:style-name="P23">.....</text:p>
            <text:p text:style-name="P23">#.#..</text:p>
            <text:p text:style-name="P23">#.#..</text:p>
            <text:p text:style-name="P23">.##..</text:p>
            <text:p text:style-name="P23">.....</text:p>
          </table:table-cell>
          <table:table-cell table:style-name="Table3.J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7">.##..</text:p>
            <text:p text:style-name="P27">.#...</text:p>
            <text:p text:style-name="P27">#..#.</text:p>
            <text:p text:style-name="P27">.##..</text:p>
            <text:p text:style-name="P27">.....</text:p>
          </table:table-cell>
          <table:table-cell table:style-name="Table3.A2" office:value-type="string">
            <text:p text:style-name="P27">.#...</text:p>
            <text:p text:style-name="P27">#.#..</text:p>
            <text:p text:style-name="P27">#.#..</text:p>
            <text:p text:style-name="P27">#.#..</text:p>
            <text:p text:style-name="P27">.#...</text:p>
          </table:table-cell>
          <table:table-cell table:style-name="Table3.A2" office:value-type="string">
            <text:p text:style-name="P27">.....</text:p>
            <text:p text:style-name="P27">.#...</text:p>
            <text:p text:style-name="P27">.....</text:p>
            <text:p text:style-name="P27">.#...</text:p>
            <text:p text:style-name="P27">.....</text:p>
          </table:table-cell>
          <table:table-cell table:style-name="Table3.A2" office:value-type="string">
            <text:p text:style-name="P23">###..</text:p>
            <text:p text:style-name="P23">#..#.</text:p>
            <text:p text:style-name="P23">#..#.</text:p>
            <text:p text:style-name="P23">#..#.</text:p>
            <text:p text:style-name="P23">###..</text:p>
          </table:table-cell>
          <table:table-cell table:style-name="Table3.A2" office:value-type="string">
            <text:p text:style-name="P23">#..#.</text:p>
            <text:p text:style-name="P23">##.#.</text:p>
            <text:p text:style-name="P23">#.##.</text:p>
            <text:p text:style-name="P23">#.##.</text:p>
            <text:p text:style-name="P23">#..#.</text:p>
          </table:table-cell>
          <table:table-cell table:style-name="Table3.A2" office:value-type="string">
            <text:p text:style-name="P23">#..#.</text:p>
            <text:p text:style-name="P23">#..#.</text:p>
            <text:p text:style-name="P23">.##..</text:p>
            <text:p text:style-name="P23">#..#.</text:p>
            <text:p text:style-name="P23">#..#.</text:p>
          </table:table-cell>
          <table:table-cell table:style-name="Table3.A2" office:value-type="string">
            <text:p text:style-name="P23">#....</text:p>
            <text:p text:style-name="P23">##...</text:p>
            <text:p text:style-name="P23">#.#..</text:p>
            <text:p text:style-name="P23">##...</text:p>
            <text:p text:style-name="P23">.....</text:p>
          </table:table-cell>
          <table:table-cell table:style-name="Table3.A2" office:value-type="string">
            <text:p text:style-name="P23">#....</text:p>
            <text:p text:style-name="P23">#....</text:p>
            <text:p text:style-name="P23">#....</text:p>
            <text:p text:style-name="P23">#....</text:p>
            <text:p text:style-name="P23">.....</text:p>
          </table:table-cell>
          <table:table-cell table:style-name="Table3.A2" office:value-type="string">
            <text:p text:style-name="P23">.....</text:p>
            <text:p text:style-name="P23">#.#..</text:p>
            <text:p text:style-name="P23">#.#..</text:p>
            <text:p text:style-name="P23">.#...</text:p>
            <text:p text:style-name="P23">.....</text:p>
          </table:table-cell>
          <table:table-cell table:style-name="Table3.J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7">#....</text:p>
            <text:p text:style-name="P27">#....</text:p>
            <text:p text:style-name="P27">.....</text:p>
            <text:p text:style-name="P27">.....</text:p>
            <text:p text:style-name="P27">.....</text:p>
          </table:table-cell>
          <table:table-cell table:style-name="Table3.A2" office:value-type="string">
            <text:p text:style-name="P27">.#...</text:p>
            <text:p text:style-name="P27">##...</text:p>
            <text:p text:style-name="P27">.#...</text:p>
            <text:p text:style-name="P27">.#...</text:p>
            <text:p text:style-name="P27">.#...</text:p>
          </table:table-cell>
          <table:table-cell table:style-name="Table3.A2" office:value-type="string">
            <text:p text:style-name="P27">.....</text:p>
            <text:p text:style-name="P27">.#...</text:p>
            <text:p text:style-name="P27">.....</text:p>
            <text:p text:style-name="P27">.#...</text:p>
            <text:p text:style-name="P27">.#...</text:p>
          </table:table-cell>
          <table:table-cell table:style-name="Table3.A2" office:value-type="string">
            <text:p text:style-name="P23">####.</text:p>
            <text:p text:style-name="P23">#....</text:p>
            <text:p text:style-name="P23">###..</text:p>
            <text:p text:style-name="P23">#....</text:p>
            <text:p text:style-name="P23">####.</text:p>
          </table:table-cell>
          <table:table-cell table:style-name="Table3.A2" office:value-type="string">
            <text:p text:style-name="P23">.##..</text:p>
            <text:p text:style-name="P23">#..#.</text:p>
            <text:p text:style-name="P23">#..#.</text:p>
            <text:p text:style-name="P23">#..#.</text:p>
            <text:p text:style-name="P23">.##..</text:p>
          </table:table-cell>
          <table:table-cell table:style-name="Table3.A2" office:value-type="string">
            <text:p text:style-name="P23">#..#.</text:p>
            <text:p text:style-name="P23">.#.#.</text:p>
            <text:p text:style-name="P23">..#..</text:p>
            <text:p text:style-name="P23">.#...</text:p>
            <text:p text:style-name="P23">#....</text:p>
          </table:table-cell>
          <table:table-cell table:style-name="Table3.A2" office:value-type="string">
            <text:p text:style-name="P23">.....</text:p>
            <text:p text:style-name="P23">.##..</text:p>
            <text:p text:style-name="P23">#....</text:p>
            <text:p text:style-name="P23">.##..</text:p>
            <text:p text:style-name="P23">.....</text:p>
          </table:table-cell>
          <table:table-cell table:style-name="Table3.A2" office:value-type="string">
            <text:p text:style-name="P23">.....</text:p>
            <text:p text:style-name="P23">###..</text:p>
            <text:p text:style-name="P23">#.##.</text:p>
            <text:p text:style-name="P23">#.##.</text:p>
            <text:p text:style-name="P23">.....</text:p>
          </table:table-cell>
          <table:table-cell table:style-name="Table3.A2" office:value-type="string">
            <text:p text:style-name="P23">.....</text:p>
            <text:p text:style-name="P23">#..#.</text:p>
            <text:p text:style-name="P23">#.##.</text:p>
            <text:p text:style-name="P23">.##..</text:p>
            <text:p text:style-name="P23">.....</text:p>
          </table:table-cell>
          <table:table-cell table:style-name="Table3.J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7">...#.</text:p>
            <text:p text:style-name="P27">..#..</text:p>
            <text:p text:style-name="P27">..#..</text:p>
            <text:p text:style-name="P27">..#..</text:p>
            <text:p text:style-name="P27">...#.</text:p>
          </table:table-cell>
          <table:table-cell table:style-name="Table3.A2" office:value-type="string">
            <text:p text:style-name="P27">###..</text:p>
            <text:p text:style-name="P27">...#.</text:p>
            <text:p text:style-name="P27">.##..</text:p>
            <text:p text:style-name="P27">#....</text:p>
            <text:p text:style-name="P27">####.</text:p>
          </table:table-cell>
          <table:table-cell table:style-name="Table3.A2" office:value-type="string">
            <text:p text:style-name="P27">...#.</text:p>
            <text:p text:style-name="P27">..#..</text:p>
            <text:p text:style-name="P27">.#...</text:p>
            <text:p text:style-name="P27">..#..</text:p>
            <text:p text:style-name="P27">...#.</text:p>
          </table:table-cell>
          <table:table-cell table:style-name="Table3.A2" office:value-type="string">
            <text:p text:style-name="P23">####.</text:p>
            <text:p text:style-name="P23">#....</text:p>
            <text:p text:style-name="P23">###..</text:p>
            <text:p text:style-name="P23">#....</text:p>
            <text:p text:style-name="P23">#....</text:p>
          </table:table-cell>
          <table:table-cell table:style-name="Table3.A2" office:value-type="string">
            <text:p text:style-name="P23">###..</text:p>
            <text:p text:style-name="P23">#..#.</text:p>
            <text:p text:style-name="P23">###..</text:p>
            <text:p text:style-name="P23">#....</text:p>
            <text:p text:style-name="P23">#....</text:p>
          </table:table-cell>
          <table:table-cell table:style-name="Table3.A2" office:value-type="string">
            <text:p text:style-name="P23">####.</text:p>
            <text:p text:style-name="P23">..#..</text:p>
            <text:p text:style-name="P23">.#..</text:p>
            <text:p text:style-name="P23">#....</text:p>
            <text:p text:style-name="P23">####.</text:p>
          </table:table-cell>
          <table:table-cell table:style-name="Table3.A2" office:value-type="string">
            <text:p text:style-name="P23">..#..</text:p>
            <text:p text:style-name="P23">.##..</text:p>
            <text:p text:style-name="P23">#.#..</text:p>
            <text:p text:style-name="P23">.##..</text:p>
            <text:p text:style-name="P23">.....</text:p>
          </table:table-cell>
          <table:table-cell table:style-name="Table3.A2" office:value-type="string">
            <text:p text:style-name="P23">.....</text:p>
            <text:p text:style-name="P23">##...</text:p>
            <text:p text:style-name="P23">#.#..</text:p>
            <text:p text:style-name="P23">#.#..</text:p>
            <text:p text:style-name="P23">.....</text:p>
          </table:table-cell>
          <table:table-cell table:style-name="Table3.A2" office:value-type="string">
            <text:p text:style-name="P23">.....</text:p>
            <text:p text:style-name="P23">#.#..</text:p>
            <text:p text:style-name="P23">.#...</text:p>
            <text:p text:style-name="P23">#.#..</text:p>
            <text:p text:style-name="P23">.....</text:p>
          </table:table-cell>
          <table:table-cell table:style-name="Table3.J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7">#....</text:p>
            <text:p text:style-name="P27">.#...</text:p>
            <text:p text:style-name="P27">.#...</text:p>
            <text:p text:style-name="P27">.#...</text:p>
            <text:p text:style-name="P27">#....</text:p>
          </table:table-cell>
          <table:table-cell table:style-name="Table3.A2" office:value-type="string">
            <text:p text:style-name="P27">####.</text:p>
            <text:p text:style-name="P27">...#.</text:p>
            <text:p text:style-name="P27">..#..</text:p>
            <text:p text:style-name="P27">#..#.</text:p>
            <text:p text:style-name="P27">.##..</text:p>
          </table:table-cell>
          <table:table-cell table:style-name="Table3.A2" office:value-type="string">
            <text:p text:style-name="P27">.....</text:p>
            <text:p text:style-name="P27">###..</text:p>
            <text:p text:style-name="P27">.....</text:p>
            <text:p text:style-name="P27">###..</text:p>
            <text:p text:style-name="P27">.....</text:p>
          </table:table-cell>
          <table:table-cell table:style-name="Table3.A2" office:value-type="string">
            <text:p text:style-name="P23">.###.</text:p>
            <text:p text:style-name="P23">#....</text:p>
            <text:p text:style-name="P23">#.##.</text:p>
            <text:p text:style-name="P23">#..#.</text:p>
            <text:p text:style-name="P23">.###.</text:p>
          </table:table-cell>
          <table:table-cell table:style-name="Table3.A2" office:value-type="string">
            <text:p text:style-name="P23">.##..</text:p>
            <text:p text:style-name="P23">#..#.</text:p>
            <text:p text:style-name="P23">#..#.</text:p>
            <text:p text:style-name="P23">.##..</text:p>
            <text:p text:style-name="P23">..##.</text:p>
          </table:table-cell>
          <table:table-cell table:style-name="Table3.A2" office:value-type="string">
            <text:p text:style-name="P23">..##.</text:p>
            <text:p text:style-name="P23">..#..</text:p>
            <text:p text:style-name="P23">..#..</text:p>
            <text:p text:style-name="P23">..#..</text:p>
            <text:p text:style-name="P23">..##.</text:p>
          </table:table-cell>
          <table:table-cell table:style-name="Table3.A2" office:value-type="string">
            <text:p text:style-name="P23">.....</text:p>
            <text:p text:style-name="P23">.##..</text:p>
            <text:p text:style-name="P23">##...</text:p>
            <text:p text:style-name="P23">.##..</text:p>
            <text:p text:style-name="P23">.....</text:p>
          </table:table-cell>
          <table:table-cell table:style-name="Table3.A2" office:value-type="string">
            <text:p text:style-name="P23">.....</text:p>
            <text:p text:style-name="P23">.#...</text:p>
            <text:p text:style-name="P23">#.#..</text:p>
            <text:p text:style-name="P23">.#...</text:p>
            <text:p text:style-name="P23">.....</text:p>
          </table:table-cell>
          <table:table-cell table:style-name="Table3.A2" office:value-type="string">
            <text:p text:style-name="P23">.....</text:p>
            <text:p text:style-name="P23">#.#..</text:p>
            <text:p text:style-name="P23">###..</text:p>
            <text:p text:style-name="P23">..#..</text:p>
            <text:p text:style-name="P23">##...</text:p>
          </table:table-cell>
          <table:table-cell table:style-name="Table3.J2" office:value-type="string">
            <text:p text:style-name="P28"/>
          </table:table-cell>
        </table:table-row>
      </table:table>
      <text:p text:style-name="P3"/>
      <text:p text:style-name="P3"/>
      <text:p text:style-name="P8"/>
      <text:p text:style-name="P4"/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32</text:p>
          </table:table-cell>
          <table:table-cell table:style-name="Table4.B1" office:value-type="string">
            <text:p text:style-name="P27">..... <text:s/>..... <text:s/>..... <text:s/>..... <text:s/>.....</text:p>
          </table:table-cell>
        </table:table-row>
        <table:table-row>
          <table:table-cell table:style-name="Table4.A2" office:value-type="string">
            <text:p text:style-name="P14">33</text:p>
          </table:table-cell>
          <table:table-cell table:style-name="Table4.B2" office:value-type="string">
            <text:p text:style-name="P27">.#... <text:s/>.#... <text:s/>.#... <text:s/>..... <text:s/>.#...</text:p>
          </table:table-cell>
        </table:table-row>
        <table:table-row>
          <table:table-cell table:style-name="Table4.A2" office:value-type="string">
            <text:p text:style-name="P14">34</text:p>
          </table:table-cell>
          <table:table-cell table:style-name="Table4.B2" office:value-type="string">
            <text:p text:style-name="P27">#.#.. <text:s/>#.#.. <text:s/>..... <text:s/>..... <text:s/>.....</text:p>
          </table:table-cell>
        </table:table-row>
        <table:table-row>
          <table:table-cell table:style-name="Table4.A2" office:value-type="string">
            <text:p text:style-name="P14">35</text:p>
          </table:table-cell>
          <table:table-cell table:style-name="Table4.B2" office:value-type="string">
            <text:p text:style-name="P27">#.#.. <text:s/>####. <text:s/>#.#.. <text:s/>####. <text:s/>#.#..</text:p>
          </table:table-cell>
        </table:table-row>
        <table:table-row>
          <table:table-cell table:style-name="Table4.A2" office:value-type="string">
            <text:p text:style-name="P14">36</text:p>
          </table:table-cell>
          <table:table-cell table:style-name="Table4.B2" office:value-type="string">
            <text:p text:style-name="P27">.##.. <text:s/>##.#. <text:s/>.##.. <text:s/>#.##. <text:s/>.##..</text:p>
          </table:table-cell>
        </table:table-row>
        <table:table-row>
          <table:table-cell table:style-name="Table4.A2" office:value-type="string">
            <text:p text:style-name="P14">37</text:p>
          </table:table-cell>
          <table:table-cell table:style-name="Table4.B2" office:value-type="string">
            <text:p text:style-name="P27">#..#. <text:s/>..#.. <text:s/>.#... <text:s/>#..#. <text:s/>.....</text:p>
          </table:table-cell>
        </table:table-row>
        <table:table-row>
          <table:table-cell table:style-name="Table4.A2" office:value-type="string">
            <text:p text:style-name="P14">38</text:p>
          </table:table-cell>
          <table:table-cell table:style-name="Table4.B2" office:value-type="string">
            <text:p text:style-name="P27">.##.. <text:s/>.#... <text:s/>#..#. <text:s/>.##.. <text:s/>.....</text:p>
          </table:table-cell>
        </table:table-row>
        <table:table-row>
          <table:table-cell table:style-name="Table4.A2" office:value-type="string">
            <text:p text:style-name="P14">39</text:p>
          </table:table-cell>
          <table:table-cell table:style-name="Table4.B2" office:value-type="string">
            <text:p text:style-name="P27">#.... <text:s/>#.... <text:s/>..... <text:s/>..... <text:s/>.....</text:p>
          </table:table-cell>
        </table:table-row>
        <table:table-row>
          <table:table-cell table:style-name="Table4.A2" office:value-type="string">
            <text:p text:style-name="P14">40</text:p>
          </table:table-cell>
          <table:table-cell table:style-name="Table4.B2" office:value-type="string">
            <text:p text:style-name="P27">...#. <text:s/>..#.. <text:s/>..#.. <text:s/>..#.. <text:s/>...#.</text:p>
          </table:table-cell>
        </table:table-row>
        <table:table-row>
          <table:table-cell table:style-name="Table4.A2" office:value-type="string">
            <text:p text:style-name="P14">41</text:p>
          </table:table-cell>
          <table:table-cell table:style-name="Table4.B2" office:value-type="string">
            <text:p text:style-name="P27">#.... <text:s/>.#... <text:s/>.#... <text:s/>.#... <text:s/>#...</text:p>
          </table:table-cell>
        </table:table-row>
      </table:table>
      <text:p text:style-name="P9"/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32</text:p>
          </table:table-cell>
          <table:table-cell table:style-name="Table5.B1" office:value-type="string">
            <text:p text:style-name="P27">.... .... .... .... ....</text:p>
          </table:table-cell>
        </table:table-row>
        <table:table-row>
          <table:table-cell table:style-name="Table5.A2" office:value-type="string">
            <text:p text:style-name="P12">33</text:p>
          </table:table-cell>
          <table:table-cell table:style-name="Table5.B2" office:value-type="string">
            <text:p text:style-name="P27">.#.. .#.. .#.. .... .#..</text:p>
          </table:table-cell>
        </table:table-row>
        <table:table-row>
          <table:table-cell table:style-name="Table5.A2" office:value-type="string">
            <text:p text:style-name="P12">34</text:p>
          </table:table-cell>
          <table:table-cell table:style-name="Table5.B2" office:value-type="string">
            <text:p text:style-name="P27">#.#. #.#. .... .... ....</text:p>
          </table:table-cell>
        </table:table-row>
        <table:table-row>
          <table:table-cell table:style-name="Table5.A2" office:value-type="string">
            <text:p text:style-name="P12">35</text:p>
          </table:table-cell>
          <table:table-cell table:style-name="Table5.B2" office:value-type="string">
            <text:p text:style-name="P27">#.#. #### #.#. #### #.#.</text:p>
          </table:table-cell>
        </table:table-row>
        <table:table-row>
          <table:table-cell table:style-name="Table5.A2" office:value-type="string">
            <text:p text:style-name="P12">36</text:p>
          </table:table-cell>
          <table:table-cell table:style-name="Table5.B2" office:value-type="string">
            <text:p text:style-name="P27">.##. ##.# .##. #.## .##.</text:p>
          </table:table-cell>
        </table:table-row>
        <table:table-row>
          <table:table-cell table:style-name="Table5.A2" office:value-type="string">
            <text:p text:style-name="P12">37</text:p>
          </table:table-cell>
          <table:table-cell table:style-name="Table5.B2" office:value-type="string">
            <text:p text:style-name="P27">#..# ..#. .#.. #..# ....</text:p>
          </table:table-cell>
        </table:table-row>
        <table:table-row>
          <table:table-cell table:style-name="Table5.A2" office:value-type="string">
            <text:p text:style-name="P12">38</text:p>
          </table:table-cell>
          <table:table-cell table:style-name="Table5.B2" office:value-type="string">
            <text:p text:style-name="P27">.##. .#.. #..# .##. ....</text:p>
          </table:table-cell>
        </table:table-row>
        <table:table-row>
          <table:table-cell table:style-name="Table5.A2" office:value-type="string">
            <text:p text:style-name="P12">39</text:p>
          </table:table-cell>
          <table:table-cell table:style-name="Table5.B2" office:value-type="string">
            <text:p text:style-name="P27">#... #... .... .... ....</text:p>
          </table:table-cell>
        </table:table-row>
        <table:table-row>
          <table:table-cell table:style-name="Table5.A2" office:value-type="string">
            <text:p text:style-name="P12">40</text:p>
          </table:table-cell>
          <table:table-cell table:style-name="Table5.B2" office:value-type="string">
            <text:p text:style-name="P27">...# ..#. ..#. ..#. ...#</text:p>
          </table:table-cell>
        </table:table-row>
        <table:table-row>
          <table:table-cell table:style-name="Table5.A2" office:value-type="string">
            <text:p text:style-name="P12">41</text:p>
          </table:table-cell>
          <table:table-cell table:style-name="Table5.B2" office:value-type="string">
            <text:p text:style-name="P27">#... .#.. .#.. .#.. #...</text:p>
          </table:table-cell>
        </table:table-row>
        <table:table-row>
          <table:table-cell table:style-name="Table5.A2" office:value-type="string">
            <text:p text:style-name="P12">42</text:p>
          </table:table-cell>
          <table:table-cell table:style-name="Table5.B2" office:value-type="string">
            <text:p text:style-name="P27">.... #.#. .#.. #.#. ....</text:p>
          </table:table-cell>
        </table:table-row>
        <table:table-row>
          <table:table-cell table:style-name="Table5.A2" office:value-type="string">
            <text:p text:style-name="P12">43</text:p>
          </table:table-cell>
          <table:table-cell table:style-name="Table5.B2" office:value-type="string">
            <text:p text:style-name="P27">.... .#.. ###. .#.. ....</text:p>
          </table:table-cell>
        </table:table-row>
        <table:table-row>
          <table:table-cell table:style-name="Table5.A2" office:value-type="string">
            <text:p text:style-name="P12">44</text:p>
          </table:table-cell>
          <table:table-cell table:style-name="Table5.B2" office:value-type="string">
            <text:p text:style-name="P27">.... .... .... .#.. .#..</text:p>
          </table:table-cell>
        </table:table-row>
        <table:table-row>
          <table:table-cell table:style-name="Table5.A2" office:value-type="string">
            <text:p text:style-name="P12">45</text:p>
          </table:table-cell>
          <table:table-cell table:style-name="Table5.B2" office:value-type="string">
            <text:p text:style-name="P27">.... .... ###. .... ....</text:p>
          </table:table-cell>
        </table:table-row>
        <table:table-row>
          <table:table-cell table:style-name="Table5.A2" office:value-type="string">
            <text:p text:style-name="P12">46</text:p>
          </table:table-cell>
          <table:table-cell table:style-name="Table5.B2" office:value-type="string">
            <text:p text:style-name="P27">.... .... .... .#.. ....</text:p>
          </table:table-cell>
        </table:table-row>
        <table:table-row>
          <table:table-cell table:style-name="Table5.A2" office:value-type="string">
            <text:p text:style-name="P12">47</text:p>
          </table:table-cell>
          <table:table-cell table:style-name="Table5.B2" office:value-type="string">
            <text:p text:style-name="P27">..#. ..#. .#.. #... #...</text:p>
          </table:table-cell>
        </table:table-row>
        <table:table-row>
          <table:table-cell table:style-name="Table5.A2" office:value-type="string">
            <text:p text:style-name="P12">48</text:p>
          </table:table-cell>
          <table:table-cell table:style-name="Table5.B2" office:value-type="string">
            <text:p text:style-name="P27">.#.. #.#. #.#. #.#. .#..</text:p>
          </table:table-cell>
        </table:table-row>
        <table:table-row>
          <table:table-cell table:style-name="Table5.A2" office:value-type="string">
            <text:p text:style-name="P12">49</text:p>
          </table:table-cell>
          <table:table-cell table:style-name="Table5.B2" office:value-type="string">
            <text:p text:style-name="P27">.#.. ##.. .#.. .#.. .#..</text:p>
          </table:table-cell>
        </table:table-row>
        <table:table-row>
          <table:table-cell table:style-name="Table5.A2" office:value-type="string">
            <text:p text:style-name="P12">50</text:p>
          </table:table-cell>
          <table:table-cell table:style-name="Table5.B2" office:value-type="string">
            <text:p text:style-name="P27">###. ...# .##. #... ####</text:p>
          </table:table-cell>
        </table:table-row>
        <table:table-row>
          <table:table-cell table:style-name="Table5.A2" office:value-type="string">
            <text:p text:style-name="P12">51</text:p>
          </table:table-cell>
          <table:table-cell table:style-name="Table5.B2" office:value-type="string">
            <text:p text:style-name="P27">#### ...# ..#. #..# .##.</text:p>
          </table:table-cell>
        </table:table-row>
        <table:table-row>
          <table:table-cell table:style-name="Table5.A2" office:value-type="string">
            <text:p text:style-name="P12">52</text:p>
          </table:table-cell>
          <table:table-cell table:style-name="Table5.B2" office:value-type="string">
            <text:p text:style-name="P27">#... #.#. #.#. #### ..#.</text:p>
          </table:table-cell>
        </table:table-row>
        <table:table-row>
          <table:table-cell table:style-name="Table5.A2" office:value-type="string">
            <text:p text:style-name="P12">53</text:p>
          </table:table-cell>
          <table:table-cell table:style-name="Table5.B2" office:value-type="string">
            <text:p text:style-name="P27">#### #... .##. ...# ###.</text:p>
          </table:table-cell>
        </table:table-row>
        <table:table-row>
          <table:table-cell table:style-name="Table5.A2" office:value-type="string">
            <text:p text:style-name="P12">54</text:p>
          </table:table-cell>
          <table:table-cell table:style-name="Table5.B2" office:value-type="string">
            <text:p text:style-name="P27">.### #... ###. #..# ###.</text:p>
          </table:table-cell>
        </table:table-row>
        <table:table-row>
          <table:table-cell table:style-name="Table5.A2" office:value-type="string">
            <text:p text:style-name="P12">55</text:p>
          </table:table-cell>
          <table:table-cell table:style-name="Table5.B2" office:value-type="string">
            <text:p text:style-name="P27">#### ...# ..#. .#.. .#..</text:p>
          </table:table-cell>
        </table:table-row>
        <table:table-row>
          <table:table-cell table:style-name="Table5.A2" office:value-type="string">
            <text:p text:style-name="P12">56</text:p>
          </table:table-cell>
          <table:table-cell table:style-name="Table5.B2" office:value-type="string">
            <text:p text:style-name="P27">.##. #..# .##. #..# .##.</text:p>
          </table:table-cell>
        </table:table-row>
        <table:table-row>
          <table:table-cell table:style-name="Table5.A2" office:value-type="string">
            <text:p text:style-name="P12">57</text:p>
          </table:table-cell>
          <table:table-cell table:style-name="Table5.B2" office:value-type="string">
            <text:p text:style-name="P27">.### #..# .### ...# ...#</text:p>
          </table:table-cell>
        </table:table-row>
        <table:table-row>
          <table:table-cell table:style-name="Table5.A2" office:value-type="string">
            <text:p text:style-name="P12">58</text:p>
          </table:table-cell>
          <table:table-cell table:style-name="Table5.B2" office:value-type="string">
            <text:p text:style-name="P27">.... .#.. .... .#.. ....</text:p>
          </table:table-cell>
        </table:table-row>
        <table:table-row>
          <table:table-cell table:style-name="Table5.A2" office:value-type="string">
            <text:p text:style-name="P12">59</text:p>
          </table:table-cell>
          <table:table-cell table:style-name="Table5.B2" office:value-type="string">
            <text:p text:style-name="P27">.... .#.. .... .#.. .#..</text:p>
          </table:table-cell>
        </table:table-row>
        <table:table-row>
          <table:table-cell table:style-name="Table5.A2" office:value-type="string">
            <text:p text:style-name="P12">60</text:p>
          </table:table-cell>
          <table:table-cell table:style-name="Table5.B2" office:value-type="string">
            <text:p text:style-name="P27">...# ..#. .#.. ..#. ...#</text:p>
          </table:table-cell>
        </table:table-row>
        <text:soft-page-break/>
        <table:table-row>
          <table:table-cell table:style-name="Table5.A2" office:value-type="string">
            <text:p text:style-name="P12">61</text:p>
          </table:table-cell>
          <table:table-cell table:style-name="Table5.B2" office:value-type="string">
            <text:p text:style-name="P27">.... ###. .... ###. ....</text:p>
          </table:table-cell>
        </table:table-row>
        <table:table-row>
          <table:table-cell table:style-name="Table5.A2" office:value-type="string">
            <text:p text:style-name="P12">62</text:p>
          </table:table-cell>
          <table:table-cell table:style-name="Table5.B2" office:value-type="string">
            <text:p text:style-name="P23">.#.. ..#. ...# ..#. .#..</text:p>
          </table:table-cell>
        </table:table-row>
        <table:table-row>
          <table:table-cell table:style-name="Table5.A2" office:value-type="string">
            <text:p text:style-name="P12">63</text:p>
          </table:table-cell>
          <table:table-cell table:style-name="Table5.B2" office:value-type="string">
            <text:p text:style-name="P23">.##. #..# ..#. .... .##.</text:p>
          </table:table-cell>
        </table:table-row>
        <table:table-row>
          <table:table-cell table:style-name="Table5.A2" office:value-type="string">
            <text:p text:style-name="P12">64</text:p>
          </table:table-cell>
          <table:table-cell table:style-name="Table5.B2" office:value-type="string">
            <text:p text:style-name="P23">.### #.## #.## #... .##.</text:p>
          </table:table-cell>
        </table:table-row>
        <table:table-row>
          <table:table-cell table:style-name="Table5.A2" office:value-type="string">
            <text:p text:style-name="P12">65</text:p>
          </table:table-cell>
          <table:table-cell table:style-name="Table5.B2" office:value-type="string">
            <text:p text:style-name="P23">.##. #..# #..# #### #..#</text:p>
          </table:table-cell>
        </table:table-row>
        <table:table-row>
          <table:table-cell table:style-name="Table5.A2" office:value-type="string">
            <text:p text:style-name="P12">66</text:p>
          </table:table-cell>
          <table:table-cell table:style-name="Table5.B2" office:value-type="string">
            <text:p text:style-name="P23">###. #..# ###. #..# ###.</text:p>
          </table:table-cell>
        </table:table-row>
        <table:table-row>
          <table:table-cell table:style-name="Table5.A2" office:value-type="string">
            <text:p text:style-name="P12">67</text:p>
          </table:table-cell>
          <table:table-cell table:style-name="Table5.B2" office:value-type="string">
            <text:p text:style-name="P23">.### #... #... #... .###</text:p>
          </table:table-cell>
        </table:table-row>
        <table:table-row>
          <table:table-cell table:style-name="Table5.A2" office:value-type="string">
            <text:p text:style-name="P12">68</text:p>
          </table:table-cell>
          <table:table-cell table:style-name="Table5.B2" office:value-type="string">
            <text:p text:style-name="P23">###. #..# #..# #..# ###.</text:p>
          </table:table-cell>
        </table:table-row>
        <table:table-row>
          <table:table-cell table:style-name="Table5.A2" office:value-type="string">
            <text:p text:style-name="P12">69</text:p>
          </table:table-cell>
          <table:table-cell table:style-name="Table5.B2" office:value-type="string">
            <text:p text:style-name="P23">#### #... ###. #... ####</text:p>
          </table:table-cell>
        </table:table-row>
        <table:table-row>
          <table:table-cell table:style-name="Table5.A2" office:value-type="string">
            <text:p text:style-name="P12">70</text:p>
          </table:table-cell>
          <table:table-cell table:style-name="Table5.B2" office:value-type="string">
            <text:p text:style-name="P23">#### #... ###. #... #...</text:p>
          </table:table-cell>
        </table:table-row>
        <table:table-row>
          <table:table-cell table:style-name="Table5.A2" office:value-type="string">
            <text:p text:style-name="P12">71</text:p>
          </table:table-cell>
          <table:table-cell table:style-name="Table5.B2" office:value-type="string">
            <text:p text:style-name="P23">.### #... #.## #..# .###</text:p>
          </table:table-cell>
        </table:table-row>
        <table:table-row>
          <table:table-cell table:style-name="Table5.A2" office:value-type="string">
            <text:p text:style-name="P12">72</text:p>
          </table:table-cell>
          <table:table-cell table:style-name="Table5.B2" office:value-type="string">
            <text:p text:style-name="P23">#..# #..# #### #..# #..#</text:p>
          </table:table-cell>
        </table:table-row>
        <table:table-row>
          <table:table-cell table:style-name="Table5.A2" office:value-type="string">
            <text:p text:style-name="P12">73</text:p>
          </table:table-cell>
          <table:table-cell table:style-name="Table5.B2" office:value-type="string">
            <text:p text:style-name="P23">###. .#.. .#.. .#.. ###.</text:p>
          </table:table-cell>
        </table:table-row>
        <table:table-row>
          <table:table-cell table:style-name="Table5.A2" office:value-type="string">
            <text:p text:style-name="P12">74</text:p>
          </table:table-cell>
          <table:table-cell table:style-name="Table5.B2" office:value-type="string">
            <text:p text:style-name="P23">#### ...# ...# #..# .##.</text:p>
          </table:table-cell>
        </table:table-row>
        <table:table-row>
          <table:table-cell table:style-name="Table5.A2" office:value-type="string">
            <text:p text:style-name="P12">75</text:p>
          </table:table-cell>
          <table:table-cell table:style-name="Table5.B2" office:value-type="string">
            <text:p text:style-name="P23">#..# #.#. ##.. #.#. #..#</text:p>
          </table:table-cell>
        </table:table-row>
        <table:table-row>
          <table:table-cell table:style-name="Table5.A2" office:value-type="string">
            <text:p text:style-name="P12">76</text:p>
          </table:table-cell>
          <table:table-cell table:style-name="Table5.B2" office:value-type="string">
            <text:p text:style-name="P23">#... #... #... #... ####</text:p>
          </table:table-cell>
        </table:table-row>
        <table:table-row>
          <table:table-cell table:style-name="Table5.A2" office:value-type="string">
            <text:p text:style-name="P12">77</text:p>
          </table:table-cell>
          <table:table-cell table:style-name="Table5.B2" office:value-type="string">
            <text:p text:style-name="P23">#..# #### #### #.## #..#</text:p>
          </table:table-cell>
        </table:table-row>
        <table:table-row>
          <table:table-cell table:style-name="Table5.A2" office:value-type="string">
            <text:p text:style-name="P12">78</text:p>
          </table:table-cell>
          <table:table-cell table:style-name="Table5.B2" office:value-type="string">
            <text:p text:style-name="P23">#..# ##.# #.## #.## #..#</text:p>
          </table:table-cell>
        </table:table-row>
        <table:table-row>
          <table:table-cell table:style-name="Table5.A2" office:value-type="string">
            <text:p text:style-name="P12">79</text:p>
          </table:table-cell>
          <table:table-cell table:style-name="Table5.B2" office:value-type="string">
            <text:p text:style-name="P23">.##. #..# #..# #..# .##.</text:p>
          </table:table-cell>
        </table:table-row>
        <table:table-row>
          <table:table-cell table:style-name="Table5.A2" office:value-type="string">
            <text:p text:style-name="P12">80</text:p>
          </table:table-cell>
          <table:table-cell table:style-name="Table5.B2" office:value-type="string">
            <text:p text:style-name="P23">###. #..# ###. #... #...</text:p>
          </table:table-cell>
        </table:table-row>
        <table:table-row>
          <table:table-cell table:style-name="Table5.A2" office:value-type="string">
            <text:p text:style-name="P12">81</text:p>
          </table:table-cell>
          <table:table-cell table:style-name="Table5.B2" office:value-type="string">
            <text:p text:style-name="P23">.##. #..# #..# .##. ..##</text:p>
          </table:table-cell>
        </table:table-row>
        <table:table-row>
          <table:table-cell table:style-name="Table5.A2" office:value-type="string">
            <text:p text:style-name="P12">82</text:p>
          </table:table-cell>
          <table:table-cell table:style-name="Table5.B2" office:value-type="string">
            <text:p text:style-name="P23">###. #..# ###. #..# #..#</text:p>
          </table:table-cell>
        </table:table-row>
        <table:table-row>
          <table:table-cell table:style-name="Table5.A2" office:value-type="string">
            <text:p text:style-name="P12">83</text:p>
          </table:table-cell>
          <table:table-cell table:style-name="Table5.B2" office:value-type="string">
            <text:p text:style-name="P23">.### #... .##. ...# ###.</text:p>
          </table:table-cell>
        </table:table-row>
        <table:table-row>
          <table:table-cell table:style-name="Table5.A2" office:value-type="string">
            <text:p text:style-name="P12">84</text:p>
          </table:table-cell>
          <table:table-cell table:style-name="Table5.B2" office:value-type="string">
            <text:p text:style-name="P23">.### ..#. ..#. ..#. ..#.</text:p>
          </table:table-cell>
        </table:table-row>
        <table:table-row>
          <table:table-cell table:style-name="Table5.A2" office:value-type="string">
            <text:p text:style-name="P12">85</text:p>
          </table:table-cell>
          <table:table-cell table:style-name="Table5.B2" office:value-type="string">
            <text:p text:style-name="P23">#..# #..# #..# #..# .##.</text:p>
          </table:table-cell>
        </table:table-row>
        <table:table-row>
          <table:table-cell table:style-name="Table5.A2" office:value-type="string">
            <text:p text:style-name="P12">86</text:p>
          </table:table-cell>
          <table:table-cell table:style-name="Table5.B2" office:value-type="string">
            <text:p text:style-name="P23">#..# #..# #..# #.#. .#..</text:p>
          </table:table-cell>
        </table:table-row>
        <table:table-row>
          <table:table-cell table:style-name="Table5.A2" office:value-type="string">
            <text:p text:style-name="P12">87</text:p>
          </table:table-cell>
          <table:table-cell table:style-name="Table5.B2" office:value-type="string">
            <text:p text:style-name="P23">#..# #.## #### #### #..#</text:p>
          </table:table-cell>
        </table:table-row>
        <table:table-row>
          <table:table-cell table:style-name="Table5.A2" office:value-type="string">
            <text:p text:style-name="P12">88</text:p>
          </table:table-cell>
          <table:table-cell table:style-name="Table5.B2" office:value-type="string">
            <text:p text:style-name="P23">#..# #..# .##. #..# #..#</text:p>
          </table:table-cell>
        </table:table-row>
        <table:table-row>
          <table:table-cell table:style-name="Table5.A2" office:value-type="string">
            <text:p text:style-name="P12">89</text:p>
          </table:table-cell>
          <table:table-cell table:style-name="Table5.B2" office:value-type="string">
            <text:p text:style-name="P23">#..# .#.# ..#. .#.. #...</text:p>
          </table:table-cell>
        </table:table-row>
        <table:table-row>
          <table:table-cell table:style-name="Table5.A2" office:value-type="string">
            <text:p text:style-name="P12">90</text:p>
          </table:table-cell>
          <table:table-cell table:style-name="Table5.B2" office:value-type="string">
            <text:p text:style-name="P23">#### ..#. .#.. #... ####</text:p>
          </table:table-cell>
        </table:table-row>
        <text:soft-page-break/>
        <table:table-row>
          <table:table-cell table:style-name="Table5.A2" office:value-type="string">
            <text:p text:style-name="P12">91</text:p>
          </table:table-cell>
          <table:table-cell table:style-name="Table5.B2" office:value-type="string">
            <text:p text:style-name="P23">..## ..#. ..#. ..#. ..##</text:p>
          </table:table-cell>
        </table:table-row>
        <table:table-row>
          <table:table-cell table:style-name="Table5.A2" office:value-type="string">
            <text:p text:style-name="P12">92</text:p>
          </table:table-cell>
          <table:table-cell table:style-name="Table5.B2" office:value-type="string">
            <text:p text:style-name="P23">.#.. .#.. ..#. ...# ...#</text:p>
          </table:table-cell>
        </table:table-row>
        <table:table-row>
          <table:table-cell table:style-name="Table5.A2" office:value-type="string">
            <text:p text:style-name="P12">93</text:p>
          </table:table-cell>
          <table:table-cell table:style-name="Table5.B2" office:value-type="string">
            <text:p text:style-name="P23">##.. .#.. .#.. .#.. ##..</text:p>
          </table:table-cell>
        </table:table-row>
        <table:table-row>
          <table:table-cell table:style-name="Table5.A2" office:value-type="string">
            <text:p text:style-name="P12">94</text:p>
          </table:table-cell>
          <table:table-cell table:style-name="Table5.B2" office:value-type="string">
            <text:p text:style-name="P23">.#.. #.#. .... .... ....</text:p>
          </table:table-cell>
        </table:table-row>
        <table:table-row>
          <table:table-cell table:style-name="Table5.A2" office:value-type="string">
            <text:p text:style-name="P12">95</text:p>
          </table:table-cell>
          <table:table-cell table:style-name="Table5.B2" office:value-type="string">
            <text:p text:style-name="P23">.... .... .... .... ####</text:p>
          </table:table-cell>
        </table:table-row>
        <table:table-row>
          <table:table-cell table:style-name="Table5.A2" office:value-type="string">
            <text:p text:style-name="P12">96</text:p>
          </table:table-cell>
          <table:table-cell table:style-name="Table5.B2" office:value-type="string">
            <text:p text:style-name="P23">.#.. ..#. .... .... ....</text:p>
          </table:table-cell>
        </table:table-row>
        <table:table-row>
          <table:table-cell table:style-name="Table5.A2" office:value-type="string">
            <text:p text:style-name="P12">97</text:p>
          </table:table-cell>
          <table:table-cell table:style-name="Table5.B2" office:value-type="string">
            <text:p text:style-name="P23">.... .##. #.#. .##. ....</text:p>
          </table:table-cell>
        </table:table-row>
        <table:table-row>
          <table:table-cell table:style-name="Table5.A2" office:value-type="string">
            <text:p text:style-name="P12">98</text:p>
          </table:table-cell>
          <table:table-cell table:style-name="Table5.B2" office:value-type="string">
            <text:p text:style-name="P23">#... ##.. #.#. ##.. ....</text:p>
          </table:table-cell>
        </table:table-row>
        <table:table-row>
          <table:table-cell table:style-name="Table5.A2" office:value-type="string">
            <text:p text:style-name="P12">99</text:p>
          </table:table-cell>
          <table:table-cell table:style-name="Table5.B2" office:value-type="string">
            <text:p text:style-name="P23">.... .##. #... .##. ....</text:p>
          </table:table-cell>
        </table:table-row>
        <table:table-row>
          <table:table-cell table:style-name="Table5.A2" office:value-type="string">
            <text:p text:style-name="P12">100</text:p>
          </table:table-cell>
          <table:table-cell table:style-name="Table5.B2" office:value-type="string">
            <text:p text:style-name="P23">..#. .##. #.#. .##. ....</text:p>
          </table:table-cell>
        </table:table-row>
        <table:table-row>
          <table:table-cell table:style-name="Table5.A2" office:value-type="string">
            <text:p text:style-name="P12">101</text:p>
          </table:table-cell>
          <table:table-cell table:style-name="Table5.B2" office:value-type="string">
            <text:p text:style-name="P23">.... .##. ##.. .##. ....</text:p>
          </table:table-cell>
        </table:table-row>
        <table:table-row>
          <table:table-cell table:style-name="Table5.A2" office:value-type="string">
            <text:p text:style-name="P12">102</text:p>
          </table:table-cell>
          <table:table-cell table:style-name="Table5.B2" office:value-type="string">
            <text:p text:style-name="P23">.#.. #... ##.. #... ....</text:p>
          </table:table-cell>
        </table:table-row>
        <table:table-row>
          <table:table-cell table:style-name="Table5.A2" office:value-type="string">
            <text:p text:style-name="P12">103</text:p>
          </table:table-cell>
          <table:table-cell table:style-name="Table5.B2" office:value-type="string">
            <text:p text:style-name="P23">##.. ##.. .#.. ##.. ....</text:p>
          </table:table-cell>
        </table:table-row>
        <table:table-row>
          <table:table-cell table:style-name="Table5.A2" office:value-type="string">
            <text:p text:style-name="P12">104</text:p>
          </table:table-cell>
          <table:table-cell table:style-name="Table5.B2" office:value-type="string">
            <text:p text:style-name="P23">#... ##.. #.#. #.#. ....</text:p>
          </table:table-cell>
        </table:table-row>
        <table:table-row>
          <table:table-cell table:style-name="Table5.A2" office:value-type="string">
            <text:p text:style-name="P12">105</text:p>
          </table:table-cell>
          <table:table-cell table:style-name="Table5.B2" office:value-type="string">
            <text:p text:style-name="P23">#... .... #... #... ....</text:p>
          </table:table-cell>
        </table:table-row>
        <table:table-row>
          <table:table-cell table:style-name="Table5.A2" office:value-type="string">
            <text:p text:style-name="P12">106</text:p>
          </table:table-cell>
          <table:table-cell table:style-name="Table5.B2" office:value-type="string">
            <text:p text:style-name="P23">#... .... #... #... #...</text:p>
          </table:table-cell>
        </table:table-row>
        <table:table-row>
          <table:table-cell table:style-name="Table5.A2" office:value-type="string">
            <text:p text:style-name="P12">107</text:p>
          </table:table-cell>
          <table:table-cell table:style-name="Table5.B2" office:value-type="string">
            <text:p text:style-name="P23">#... #.#. ##.. #.#. ....</text:p>
          </table:table-cell>
        </table:table-row>
        <table:table-row>
          <table:table-cell table:style-name="Table5.A2" office:value-type="string">
            <text:p text:style-name="P12">108</text:p>
          </table:table-cell>
          <table:table-cell table:style-name="Table5.B2" office:value-type="string">
            <text:p text:style-name="P23">#... #... #... #... ....</text:p>
          </table:table-cell>
        </table:table-row>
        <table:table-row>
          <table:table-cell table:style-name="Table5.A2" office:value-type="string">
            <text:p text:style-name="P12">109</text:p>
          </table:table-cell>
          <table:table-cell table:style-name="Table5.B2" office:value-type="string">
            <text:p text:style-name="P23">.... ###. #.## #.## ....</text:p>
          </table:table-cell>
        </table:table-row>
        <table:table-row>
          <table:table-cell table:style-name="Table5.A2" office:value-type="string">
            <text:p text:style-name="P12">110</text:p>
          </table:table-cell>
          <table:table-cell table:style-name="Table5.B2" office:value-type="string">
            <text:p text:style-name="P23">.... ##.. #.#. #.#. ....</text:p>
          </table:table-cell>
        </table:table-row>
        <table:table-row>
          <table:table-cell table:style-name="Table5.A2" office:value-type="string">
            <text:p text:style-name="P12">111</text:p>
          </table:table-cell>
          <table:table-cell table:style-name="Table5.B2" office:value-type="string">
            <text:p text:style-name="P23">.... .#.. #.#. .#.. ....</text:p>
          </table:table-cell>
        </table:table-row>
        <table:table-row>
          <table:table-cell table:style-name="Table5.A2" office:value-type="string">
            <text:p text:style-name="P12">112</text:p>
          </table:table-cell>
          <table:table-cell table:style-name="Table5.B2" office:value-type="string">
            <text:p text:style-name="P23">.... ##.. #.#. ##.. #...</text:p>
          </table:table-cell>
        </table:table-row>
        <table:table-row>
          <table:table-cell table:style-name="Table5.A2" office:value-type="string">
            <text:p text:style-name="P12">113</text:p>
          </table:table-cell>
          <table:table-cell table:style-name="Table5.B2" office:value-type="string">
            <text:p text:style-name="P23">.... .##. #.#. .##. ..#.</text:p>
          </table:table-cell>
        </table:table-row>
        <table:table-row>
          <table:table-cell table:style-name="Table5.A2" office:value-type="string">
            <text:p text:style-name="P12">114</text:p>
          </table:table-cell>
          <table:table-cell table:style-name="Table5.B2" office:value-type="string">
            <text:p text:style-name="P23">.... ##.. #... #... ....</text:p>
          </table:table-cell>
        </table:table-row>
        <table:table-row>
          <table:table-cell table:style-name="Table5.A2" office:value-type="string">
            <text:p text:style-name="P12">115</text:p>
          </table:table-cell>
          <table:table-cell table:style-name="Table5.B2" office:value-type="string">
            <text:p text:style-name="P23">.... .##. .#.. ##.. ....</text:p>
          </table:table-cell>
        </table:table-row>
        <table:table-row>
          <table:table-cell table:style-name="Table5.A2" office:value-type="string">
            <text:p text:style-name="P12">116</text:p>
          </table:table-cell>
          <table:table-cell table:style-name="Table5.B2" office:value-type="string">
            <text:p text:style-name="P23">.... .#.. .##. .#.. .##.</text:p>
          </table:table-cell>
        </table:table-row>
        <table:table-row>
          <table:table-cell table:style-name="Table5.A2" office:value-type="string">
            <text:p text:style-name="P12">117</text:p>
          </table:table-cell>
          <table:table-cell table:style-name="Table5.B2" office:value-type="string">
            <text:p text:style-name="P23">.... #.#. #.#. .##. ....</text:p>
          </table:table-cell>
        </table:table-row>
        <table:table-row>
          <table:table-cell table:style-name="Table5.A2" office:value-type="string">
            <text:p text:style-name="P12">118</text:p>
          </table:table-cell>
          <table:table-cell table:style-name="Table5.B2" office:value-type="string">
            <text:p text:style-name="P23">.... #.#. #.#. .#.. ....</text:p>
          </table:table-cell>
        </table:table-row>
        <table:table-row>
          <table:table-cell table:style-name="Table5.A2" office:value-type="string">
            <text:p text:style-name="P12">119</text:p>
          </table:table-cell>
          <table:table-cell table:style-name="Table5.B2" office:value-type="string">
            <text:p text:style-name="P23">.... #..# #.## .##. ....</text:p>
          </table:table-cell>
        </table:table-row>
        <table:table-row>
          <table:table-cell table:style-name="Table5.A2" office:value-type="string">
            <text:p text:style-name="P12">120</text:p>
          </table:table-cell>
          <table:table-cell table:style-name="Table5.B2" office:value-type="string">
            <text:p text:style-name="P23">.... #.#. .#.. #.#. ....</text:p>
          </table:table-cell>
        </table:table-row>
        <text:soft-page-break/>
        <table:table-row>
          <table:table-cell table:style-name="Table5.A2" office:value-type="string">
            <text:p text:style-name="P12">121</text:p>
          </table:table-cell>
          <table:table-cell table:style-name="Table5.B2" office:value-type="string">
            <text:p text:style-name="P23">.... #.#. ###. ..#. ##..</text:p>
          </table:table-cell>
        </table:table-row>
        <table:table-row>
          <table:table-cell table:style-name="Table5.A2" office:value-type="string">
            <text:p text:style-name="P12">122</text:p>
          </table:table-cell>
          <table:table-cell table:style-name="Table5.B2" office:value-type="string">
            <text:p text:style-name="P23">.... ###. .#.. ###. ....</text:p>
          </table:table-cell>
        </table:table-row>
        <table:table-row>
          <table:table-cell table:style-name="Table5.A2" office:value-type="string">
            <text:p text:style-name="P12">123</text:p>
          </table:table-cell>
          <table:table-cell table:style-name="Table5.B2" office:value-type="string">
            <text:p text:style-name="P23">..## ..#. .##. ..#. ..##</text:p>
          </table:table-cell>
        </table:table-row>
        <table:table-row>
          <table:table-cell table:style-name="Table5.A2" office:value-type="string">
            <text:p text:style-name="P12">124</text:p>
          </table:table-cell>
          <table:table-cell table:style-name="Table5.B2" office:value-type="string">
            <text:p text:style-name="P23">.#.. .#.. .#.. .#.. .#..</text:p>
          </table:table-cell>
        </table:table-row>
        <table:table-row>
          <table:table-cell table:style-name="Table5.A2" office:value-type="string">
            <text:p text:style-name="P12">125</text:p>
          </table:table-cell>
          <table:table-cell table:style-name="Table5.B2" office:value-type="string">
            <text:p text:style-name="P23">##.. .#.. .##. .#.. ##..</text:p>
          </table:table-cell>
        </table:table-row>
        <table:table-row>
          <table:table-cell table:style-name="Table5.A2" office:value-type="string">
            <text:p text:style-name="P12">126</text:p>
          </table:table-cell>
          <table:table-cell table:style-name="Table5.B2" office:value-type="string">
            <text:p text:style-name="P23">.#.# #.#. .... .... ....</text:p>
          </table:table-cell>
        </table:table-row>
      </table:table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ny" svg:font-family="Tiny" style:font-pitch="variable"/>
    <style:font-face style:name="UnTaza" svg:font-family="UnTaz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20:52:54.025431538</meta:creation-date>
    <dc:date>2014-10-12T23:33:01.900608295</dc:date>
    <meta:editing-duration>PT2H4M4S</meta:editing-duration>
    <meta:editing-cycles>14</meta:editing-cycles>
    <meta:generator>LibreOffice/4.2.6.3$Linux_X86_64 LibreOffice_project/420m0$Build-3</meta:generator>
    <meta:print-date>2014-10-12T22:09:19.560427822</meta:print-date>
    <meta:document-statistic meta:table-count="5" meta:image-count="0" meta:object-count="0" meta:page-count="17" meta:paragraph-count="1918" meta:word-count="2339" meta:character-count="10389" meta:non-whitespace-character-count="9928"/>
  </office:meta>
</office:document-meta>
</file>